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2e939"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8cdd"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131200"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15e4bc"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178cdd"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18838e"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1f54db"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20b50b"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234df3"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838e" officeooo:paragraph-rsid="0018838e"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78c3" officeooo:paragraph-rsid="001c78c3"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c0318" officeooo:paragraph-rsid="002c0318"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e89a7" officeooo:paragraph-rsid="002e89a7"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color="#0000ff"/>
    </style:style>
    <style:style style:name="P9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end" style:justify-single-word="false" fo:text-indent="0.1965in" style:auto-text-indent="false"/>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7"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loext:graphic-properties draw:fill="solid" draw:fill-color="#eeeeee" draw:opacity="100%"/>
      <style:paragraph-properties fo:background-color="#eeeeee"/>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36b7b1"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3e2fd1"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4a7b15"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4dbaf1"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e939" officeooo:paragraph-rsid="00512f0c"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e89a7" officeooo:paragraph-rsid="002e89a7"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6b7b1" officeooo:paragraph-rsid="0036b7b1"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adc86" officeooo:paragraph-rsid="003adc86"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e2fd1" officeooo:paragraph-rsid="003e2fd1" fo:background-color="transparent" style:font-style-asian="normal" style:font-weight-asian="normal" style:font-style-complex="normal" style:font-weight-complex="normal"/>
    </style:style>
    <style:style style:name="P1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409d3c" officeooo:paragraph-rsid="004226ed" fo:background-color="transparent" style:font-style-asian="normal" style:font-weight-asian="normal" style:font-style-complex="normal" style:font-weight-complex="normal"/>
    </style:style>
    <style:style style:name="P1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48cc78" officeooo:paragraph-rsid="0048cc78"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46b499" fo:background-color="transparent" style:font-style-asian="normal" style:font-weight-asian="normal" style:font-style-complex="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4d89f" officeooo:paragraph-rsid="0034d89f" fo:background-color="transparent"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34d89f" officeooo:paragraph-rsid="0034d89f" fo:background-color="transparent" style:font-style-asian="normal" style:font-weight-asian="normal" style:font-style-complex="normal" style:font-weight-complex="normal"/>
    </style:style>
    <style:style style:name="P1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7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4226ed"/>
    </style:style>
    <style:style style:name="P17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42dcba"/>
    </style:style>
    <style:style style:name="P17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42dcba" officeooo:paragraph-rsid="0042dcba"/>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2">
      <loext:graphic-properties draw:fill="solid" draw:fill-color="#eeeeee" draw:opacity="100%"/>
      <style:paragraph-properties fo:background-color="#eeeeee"/>
      <style:text-properties fo:language="ru" fo:country="RU"/>
    </style:style>
    <style:style style:name="P188" style:family="paragraph" style:parent-style-name="Heading_20_2">
      <loext:graphic-properties draw:fill="solid" draw:fill-color="#eeeeee" draw:opacity="100%"/>
      <style:paragraph-properties fo:background-color="#eeeeee"/>
    </style:style>
    <style:style style:name="P18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42dcba"/>
    </style:style>
    <style:style style:name="T10" style:family="text">
      <style:text-properties fo:language="ru" fo:country="RU" officeooo:rsid="004465ca"/>
    </style:style>
    <style:style style:name="T11" style:family="text">
      <style:text-properties fo:language="ru" fo:country="RU" officeooo:rsid="00489a59"/>
    </style:style>
    <style:style style:name="T12" style:family="text">
      <style:text-properties fo:language="ru" fo:country="RU" officeooo:rsid="0048cc78"/>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officeooo:rsid="004a7b15"/>
    </style:style>
    <style:style style:name="T20" style:family="text">
      <style:text-properties fo:language="en" fo:country="US" officeooo:rsid="00353c96"/>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background-color="transparent" loext:char-shading-value="0" style:font-style-asian="normal" style:font-style-complex="normal"/>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fo:background-color="transparent" loext:char-shading-value="0"/>
    </style:style>
    <style:style style:name="T31" style:family="text">
      <style:text-properties fo:color="#800000" fo:language="en" fo:country="US"/>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officeooo:rsid="0012e939"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officeooo:rsid="00353c96"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color="#0066cc"/>
    </style:style>
    <style:style style:name="T69" style:family="text">
      <style:text-properties fo:color="#0000cc"/>
    </style:style>
    <style:style style:name="T70" style:family="text">
      <style:text-properties style:text-line-through-style="solid" style:text-line-through-type="single"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officeooo:rsid="0029d841"/>
    </style:style>
    <style:style style:name="T74" style:family="text">
      <style:text-properties fo:color="#ff0000"/>
    </style:style>
    <style:style style:name="T75" style:family="text">
      <style:text-properties officeooo:rsid="00131200"/>
    </style:style>
    <style:style style:name="T76" style:family="text">
      <style:text-properties officeooo:rsid="0014332e"/>
    </style:style>
    <style:style style:name="T77" style:family="text">
      <style:text-properties officeooo:rsid="00178cdd"/>
    </style:style>
    <style:style style:name="T78" style:family="text">
      <style:text-properties officeooo:rsid="0018838e"/>
    </style:style>
    <style:style style:name="T79" style:family="text">
      <style:text-properties officeooo:rsid="001ce16c"/>
    </style:style>
    <style:style style:name="T80" style:family="text">
      <style:text-properties officeooo:rsid="001e9864"/>
    </style:style>
    <style:style style:name="T81" style:family="text">
      <style:text-properties officeooo:rsid="001f54db"/>
    </style:style>
    <style:style style:name="T82" style:family="text">
      <style:text-properties officeooo:rsid="0020b50b"/>
    </style:style>
    <style:style style:name="T83" style:family="text">
      <style:text-properties officeooo:rsid="0022b08d"/>
    </style:style>
    <style:style style:name="T84" style:family="text">
      <style:text-properties officeooo:rsid="00234df3"/>
    </style:style>
    <style:style style:name="T85" style:family="text">
      <style:text-properties officeooo:rsid="00299ff5"/>
    </style:style>
    <style:style style:name="T86" style:family="text">
      <style:text-properties officeooo:rsid="0029d841"/>
    </style:style>
    <style:style style:name="T87" style:family="text">
      <style:text-properties officeooo:rsid="002c0318"/>
    </style:style>
    <style:style style:name="T88" style:family="text">
      <style:text-properties officeooo:rsid="002d4a5f"/>
    </style:style>
    <style:style style:name="T89" style:family="text">
      <style:text-properties officeooo:rsid="002e89a7"/>
    </style:style>
    <style:style style:name="T90" style:family="text">
      <style:text-properties officeooo:rsid="0032c784"/>
    </style:style>
    <style:style style:name="T91" style:family="text">
      <style:text-properties officeooo:rsid="00353c96"/>
    </style:style>
    <style:style style:name="T92" style:family="text">
      <style:text-properties officeooo:rsid="0036b7b1"/>
    </style:style>
    <style:style style:name="T93" style:family="text">
      <style:text-properties officeooo:rsid="00381f7e"/>
    </style:style>
    <style:style style:name="T94" style:family="text">
      <style:text-properties officeooo:rsid="003adc86"/>
    </style:style>
    <style:style style:name="T95" style:family="text">
      <style:text-properties officeooo:rsid="003e2fd1"/>
    </style:style>
    <style:style style:name="T96" style:family="text">
      <style:text-properties officeooo:rsid="00401689"/>
    </style:style>
    <style:style style:name="T97" style:family="text">
      <style:text-properties officeooo:rsid="004465ca"/>
    </style:style>
    <style:style style:name="T98" style:family="text">
      <style:text-properties officeooo:rsid="004a0392"/>
    </style:style>
    <style:style style:name="T99" style:family="text">
      <style:text-properties officeooo:rsid="004a7b15"/>
    </style:style>
    <style:style style:name="T100" style:family="text">
      <style:text-properties officeooo:rsid="004dbaf1"/>
    </style:style>
    <style:style style:name="T101" style:family="text">
      <style:text-properties officeooo:rsid="004e676a"/>
    </style:style>
    <style:style style:name="T102" style:family="text">
      <style:text-properties officeooo:rsid="00503614"/>
    </style:style>
    <style:style style:name="T103" style:family="text">
      <style:text-properties officeooo:rsid="00512f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3">Fallout Equestria</text:p>
      <text:p text:style-name="P12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31450985797943728"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2866383325327293551" text:style-name="L2">
        <text:list-item>
          <text:p text:style-name="P156">«Великие грифоны прошлого» - из канона (5<text:span text:style-name="T13">s8e)</text:span></text:p>
        </text:list-item>
        <text:list-item>
          <text:p text:style-name="P156">«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Природа Проклятий» - обмен</text:p>
        </text:list-item>
        <text:list-item>
          <text:p text:style-name="P156">«<text:span text:style-name="T55">Магия для Чайников</text:span>» - обмен</text:p>
        </text:list-item>
        <text:list-item>
          <text:p text:style-name="P156">«Энциклопедия Арканум» - обмен</text:p>
        </text:list-item>
        <text:list-item>
          <text:p text:style-name="P156">«О Гейсах» - обмен</text:p>
        </text:list-item>
        <text:list-item>
          <text:p text:style-name="P156">«<text:span text:style-name="T65">Тайны Тайных Наук</text:span>» - обмен</text:p>
        </text:list-item>
        <text:list-item>
          <text:p text:style-name="P157"><text:soft-page-break/>«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57802622437446056"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text:soft-page-break/>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3">(2500 ?)</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text:soft-page-break/>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5" text:outline-level="2">1. Терра</text:h>
      <text:p text:style-name="P27">музыка - кондовая электронная, холодная и отчаянная (Electronics “Disappointed”)</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4">В уголке <text:span text:style-name="T13">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20">&lt;<text:span text:style-name="T27">Добавить сцену со Стасом</text:span>&gt;</text:p>
      <text:p text:style-name="P44">Я повесил куртку на спинку кресла и включил комп.</text:p>
      <text:p text:style-name="P4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4">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8"><text:span text:style-name="T13">&gt;\</text:span>Привет, Н<text:span text:style-name="T1">эш.</text:span> Это Макс.</text:p>
      <text:p text:style-name="P88"><text:span text:style-name="T13">&lt;\</text:span>Привет Макс. <text:span text:style-name="T1">Рад тебя видеть. Где ты отсутствовал три дня?</text:span></text:p>
      <text:p text:style-name="P88"><text:span text:style-name="T13">&gt;\</text:span><text:span text:style-name="T1">Неважно.</text:span><text:span text:style-name="T13"> </text:span>Выдай <text:span text:style-name="T1">общую </text:span>диагностику <text:span text:style-name="T1">на экран</text:span> в сжатом формате.</text:p>
      <text:p text:style-name="P25"/>
      <text:p text:style-name="P44">Так, что тут у нас? По логам видно, что <text:s/>три последних запроса вызвали сбои в работе кластера и заставили перегрузиться один из хостов.</text:p>
      <text:p text:style-name="P44"><text:soft-page-break/>Введём-ка парочку <text:span text:style-name="T1">простейших</text:span> вопросов <text:span text:style-name="T1">для разминки</text:span>.</text:p>
      <text:p text:style-name="P44"/>
      <text:p text:style-name="P88"><text:span text:style-name="T13">&gt;\</text:span>Как называется наш проект?</text:p>
      <text:p text:style-name="P88"><text:span text:style-name="T13">&lt;\</text:span>Дайсон.</text:p>
      <text:p text:style-name="P88"><text:span text:style-name="T13">&gt;\</text:span>Сколько тебе лет?</text:p>
      <text:p text:style-name="P88"><text:span text:style-name="T13">&lt;\</text:span>Два года с начала запуска кластера.</text:p>
      <text:p text:style-name="P88"><text:span text:style-name="T13">&gt;\</text:span>Какой сейчас год?</text:p>
      <text:p text:style-name="P88"><text:span text:style-name="T13">&gt;\</text:span>202<text:span text:style-name="T1">1</text:span>-й.</text:p>
      <text:p text:style-name="P26"/>
      <text:p text:style-name="P44">Так, на закрытые словарные вопросы ответы есть <text:span text:style-name="T1">—</text:span> значит, речевой транслятор и база знаний в порядке.</text:p>
      <text:p text:style-name="P44">Проверим бизнес-логику на тестовой задачке.</text:p>
      <text:p text:style-name="P43"/>
      <text:p text:style-name="P88"><text:span text:style-name="T13">&gt;\</text:span>Н<text:span text:style-name="T1">эш</text:span>, отключи память <text:span text:style-name="T1">заданий</text:span> за последнюю неделю.</text:p>
      <text:p text:style-name="P88"><text:span text:style-name="T13">&lt;\</text:span>Выполнено.</text:p>
      <text:p text:style-name="P88"><text:span text:style-name="T1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8"><text:span text:style-name="T13">&lt;\</text:span><text:span text:style-name="T1">Тебя понял. Читаю задачу...</text:span></text:p>
      <text:p text:style-name="P8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9">Ограничени<text:span text:style-name="T1">е 1:</text:span><text:span text:style-name="T13"> </text:span><text:span text:style-name="T1">нельзя</text:span> подать в суд на компанию Б и ждать результатов, так как за время разбирательства компания А обанкротится.</text:p>
      <text:p text:style-name="P89">Ограничени<text:span text:style-name="T1">е 2: решение должно находиться в правовых рамках уголовного и административного кодекса.</text:span></text:p>
      <text:p text:style-name="P89">Задание:<text:span text:style-name="T1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9"><text:span text:style-name="T13">&lt;\</text:span><text:span text:style-name="T1">Выполняю задачу</text:span>...</text:p>
      <text:p text:style-name="P89"><text:span text:style-name="T13">&lt;\</text:span>...</text:p>
      <text:p text:style-name="P89"><text:span text:style-name="T13">&lt;\</text:span>Решение:</text:p>
      <text:p text:style-name="P89"><text:span text:style-name="T1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9"><text:span text:style-name="T1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3">:47.bmf»</text:span></text:p>
      <text:p text:style-name="P25"/>
      <text:p text:style-name="P34">&lt;<text:span text:style-name="T1">как-то говённо. Улучшить</text:span>&gt;</text:p>
      <text:p text:style-name="P44">Хм, не понял? Ч<text:span text:style-name="T1">ё</text:span> за хрень?</text:p>
      <text:p text:style-name="P44"/>
      <text:p text:style-name="P88"><text:span text:style-name="T13">&gt;</text:span>\<text:span text:style-name="T1">Нэш</text:span>, почему ты используешь жёсткие настройки <text:span text:style-name="T1">для решения задачи</text:span>?</text:p>
      <text:p text:style-name="P88"><text:span text:style-name="T13">&lt;\</text:span>Настройки правильные, <text:span text:style-name="T1">Макс</text:span>.</text:p>
      <text:p text:style-name="P26"/>
      <text:p text:style-name="P44">Хм. Кто-то из релиз-команды лажанулся <text:span text:style-name="T1">с бизнес-настройками</text:span><text:span text:style-name="T13">?</text:span> Ладно, <text:span text:style-name="T1">это не моё дело, на стабильность работы это не влияет. П</text:span>роехали.</text:p>
      <text:p text:style-name="P44"><text:span text:style-name="T1">Ч</text:span>то у нас с аналитикой?</text:p>
      <text:p text:style-name="P16"/>
      <text:p text:style-name="P88"><text:span text:style-name="T13">&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4">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4">Ага, уже теплее.</text:p>
      <text:p text:style-name="P44"/>
      <text:p text:style-name="P88"><text:span text:style-name="T13">&gt;</text:span>\<text:span text:style-name="T1">Нэш</text:span>, выдай <text:span text:style-name="T1">краткую </text:span>диагностику модулей <text:span text:style-name="T1">аналитики</text:span></text:p>
      <text:p text:style-name="P44"/>
      <text:p text:style-name="P44">Йо! </text:p>
      <text:p text:style-name="P44">Видеокамеры молча наблюдают за поднятым вверх <text:span text:style-name="T1">большим пальцем</text:span>.</text:p>
      <text:p text:style-name="P44">Всё понятно. Версия аналитического модуля устарела и стала несовместимой с последним релизом кибермозга. </text:p>
      <text:p text:style-name="P44">Набираю номер прожект-мэнеджера.</text:p>
      <text:p text:style-name="P44"><text:span text:style-name="T13">–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4"><text:span text:style-name="T13">– </text:span>Окей. Спасибо, Макс. <text:span text:style-name="T1">Выручил.</text:span></text:p>
      <text:p text:style-name="P4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4"><text:span text:style-name="T1">– </text:span>Ааа, понятно. Ну ладно, у меня всё. <text:span text:style-name="T1">Отбой</text:span>!</text:p>
      <text:p text:style-name="P45"><text:span text:style-name="T1">– Отбой</text:span>. <text:span text:style-name="T1">Ещё раз спасибо, что помог. Жаль, что ты ушёл</text:span><text:span text:style-name="T13">.</text:span></text:p>
      <text:p text:style-name="P98">Гудки.</text:p>
      <text:p text:style-name="P44"><text:span text:style-name="T1">У</text:span>ходя попрощался с охранником, <text:span text:style-name="T1">увлечённо исследующим тему садо-мазо</text:span>.</text:p>
      <text:p text:style-name="P44">Всё, свободен. Хотя <text:s/><text:span text:style-name="T1">воскресенье</text:span> уже испорчен<text:span text:style-name="T1">о</text:span>.</text:p>
      <text:p text:style-name="P44"/>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3">&lt;</text:span><text:span text:style-name="T68">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3">&lt;</text:span><text:span text:style-name="T27">месяц</text:span><text:span text:style-name="T13">&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91">Музыка быстрая, тревожная, надорваная и печальная (Pet Shop Boys “So Hard” ?)</text:p>
      <text:p text:style-name="P29"/>
      <text:p text:style-name="P12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4">Единорог поднял голову.</text:p>
      <text:p text:style-name="P44"><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7">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6"><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Тут м<text:span text:style-name="T13">еня, </text:span>наконец,<text:span text:style-name="T13"> стошнило. Буквально вывернуло наизнанку: из носа текло, в глазах стояли слёзы. </text:span></text:p>
      <text:p text:style-name="P5"><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5"><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3">–</text:span> ТЫ!!! ТЫ!..</text:p>
      <text:p text:style-name="P5"><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lt;<text:span text:style-name="T2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3">3. </text:span>Кантерлот</text:h>
      <text:p text:style-name="P9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053407560798601652"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7"/>
      <text:p text:style-name="P11">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9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0"><text:soft-page-break/>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9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0">Я потянулся. Хватит на сегодня чтения. Настало время ежедневной прогулки по городу. Тем более, что у меня есть деньги.</text:p>
      <text:p text:style-name="P9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0">Так что даже на ремонт одежды и покупку необходимых в повседневной жизни мелочей у меня финансов не было. До недавнего времени. </text:p>
      <text:p text:style-name="P9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0"><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90"><text:span text:style-name="T13">Как раз на спуске в нижний </text:span><text:span text:style-name="T1">город</text:span><text:span text:style-name="T1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3">.</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3">4. </text:span>Библиотека</text:h>
      <text:p text:style-name="P18">&lt;<text:span text:style-name="T5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2"/>
      <text:p text:style-name="P46">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6"><text:span text:style-name="T13">За прошедшие дни я уже привык и к магии, и к разумным эквиноподобным и даже </text:span><text:span text:style-name="T1">к вегетарианскому рациону</text:span><text:span text:style-name="T13">. Но вид перебинтованной аликорницы, представшей передо мной в неком подобии экзоскелета, лишил меня дара речи.</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6">Она, почувствовав мой взгляд, подняла нос <text:span text:style-name="T1">из</text:span> книги и <text:s/>посмотрела на меня, насторожив уши.</text:p>
      <text:p text:style-name="P46"><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8">– А по-моему, ты не…</text:p>
      <text:p text:style-name="P46"><text:span text:style-name="T14">– Так, я попрошу! – перебила меня венценосная кобыла. – Давай, ты не будешь лезть в мои дела, а я не буду</text:span><text:span text:style-name="T5">… эээ… ммм…</text:span></text:p>
      <text:p text:style-name="P48">– Не будешь что?</text:p>
      <text:p text:style-name="P55">Селестия нахмурилась и угрожающе подняла крылья.</text:p>
      <text:p text:style-name="P55"><text:span text:style-name="T13">– </text:span>Не забывай, человек, я — могущественный маг и правитель Эквестрии. Ко мне нужно относиться с должным уважением!</text:p>
      <text:p text:style-name="P55"><text:span text:style-name="T13">– </text:span>А то что? Превратишь в жабу? Сошлёшь на Луну? Убьёшь нахер?</text:p>
      <text:p text:style-name="P55">Аликорница сникла. Уши её опустились.</text:p>
      <text:p text:style-name="P55"><text:span text:style-name="T13">– </text:span>Макс, не надо... Ты же знаешь, я этого не сделаю.</text:p>
      <text:p text:style-name="P55"><text:soft-page-break/><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55"><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5"><text:span text:style-name="T13">Аликорница уселась н</text:span>а пол <text:span text:style-name="T13">и прижала копыто к груди.</text:span></text:p>
      <text:p text:style-name="P48">– Да будет так! Сим заявляю, что отныне и впредь буду общаться с тобой на равных, человек Макс. Слово Селестии!</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5"><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3">– </text:span>Вот, читай отсюда. <text:span text:style-name="T13">– а</text:span>ликорница подчеркнула абзац копытом.</text:p>
      <text:p text:style-name="P55"/>
      <text:p text:style-name="P57">***</text:p>
      <text:p text:style-name="P57"/>
      <text:p text:style-name="P7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9">Но величайшая справедливость юниверсума заключается в том, что не существует безвыходных положений. Всегда есть надежда.</text:p>
      <text:p text:style-name="P7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26">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text:span text:style-name="T1">Дискордовы</text:span>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8">– <text:s/><text:span text:style-name="T1">Я</text:span>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8">–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8"><text:span text:style-name="T1">– Занавес. </text:span>– <text:s/><text:span text:style-name="T1">подытожил я.</text:span></text:p>
      <text:p text:style-name="P48"/>
      <text:h text:style-name="P186" text:outline-level="2"><text:span text:style-name="T13">5. </text:span>Индиго</text:h>
      <text:p text:style-name="P48"/>
      <text:p text:style-name="P4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text:soft-page-break/>–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59">Depeche Mode - Painkiller</text:span>&gt;</text:p>
      <text:p text:style-name="P7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text:soft-page-break/>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text:soft-page-break/>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text:soft-page-break/>– Вроде да. Хотя, по-моему, дело уже не в муравьях.</text:p>
      <text:p text:style-name="P55">– По-моему, тоже. – рассмеялась аликорница. – Продолжай...</text:p>
      <text:p text:style-name="P55"/>
      <text:h text:style-name="P185" text:outline-level="2">6. Стыд</text:h>
      <text:p text:style-name="P55"/>
      <text:p text:style-name="P79">~~~ Завтра на семь в библиотеке ~~~</text:p>
      <text:p text:style-name="P79"/>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text:soft-page-break/></text:p>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text:soft-page-break/>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0">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text:soft-page-break/>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3">— умение делегировать полномочия. Вечером того же дня я села за письменный стол.</text:span></text:p>
      <text:p text:style-name="P48">“<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3">—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lt;<text:span text:style-name="T21">Селли !!!</text:span>&gt;. Если хочешь.</text:p>
      <text:p text:style-name="P55">– Хорошо. До встречи, Селли.</text:p>
      <text:p text:style-name="P55">– До встречи, Макс.</text:p>
      <text:p text:style-name="P55"/>
      <text:h text:style-name="Heading_20_2" text:outline-level="2"><text:span text:style-name="T1">8</text:span>. <text:span text:style-name="T13">40-6</text:span></text:h>
      <text:p text:style-name="P93">Mark Knopfler — Hill Farmers Blues — или на следующую главу (прощание)</text:p>
      <text:p text:style-name="P55"/>
      <text:p text:style-name="P7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6">Истончения </text:span>(быть может, к счастью). Всё, что я могу <text:span text:style-name="T13">— оставить тебе напутствие.</text:span></text:p>
      <text:p text:style-name="P79"><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9"><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9">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79">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9">Удачи!</text:p>
      <text:p text:style-name="P48"><text:soft-page-break/>…</text:p>
      <text:p text:style-name="P48"/>
      <text:p text:style-name="P55">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5">— вся архитектура явно </text:span><text:span text:style-name="T37">была </text:span><text:span text:style-name="T45">заточена под крылатых. Таких, для которых приземлиться на балкон в тронном зале или уйти через портик на крыше</text:span><text:span text:style-name="T62"> </text:span><text:span text:style-name="T45">—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5"> </text:span><text:span text:style-name="T37">Его центр занимал высокий </text:span><text:span text:style-name="T45">кругл</text:span><text:span text:style-name="T37">ый</text:span><text:span text:style-name="T45"> </text:span><text:span text:style-name="T37">футон</text:span><text:span text:style-name="T45"> </text:span><text:span text:style-name="T37">с</text:span><text:span text:style-name="T45"> велик</text:span><text:span text:style-name="T37">им</text:span><text:span text:style-name="T45"> множество</text:span><text:span text:style-name="T37">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55">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8">–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8"><text:span text:style-name="T1">–</text:span> Мы же договорились! Тия!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Тия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oft-page-break/><text:span text:style-name="T1">–</text:span> Ты чего??? <text:span text:style-name="T1">–</text:span> я непонимающе уставился на аликорницу.</text:p>
      <text:p text:style-name="P4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8">– Ты бы предупреждала, прежде чем войти, что ли? – просипел я. </text:p>
      <text:p text:style-name="P4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8">– Мёд. Или сахар. На твоё усмотрение.</text:p>
      <text:p text:style-name="P48">– Как скажешь. – нос Тии скрылся за дверью.</text:p>
      <text:p text:style-name="P4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Тия. <text:span text:style-name="T13">– С</text:span>пасибо, мнет хоть инвалидное кресло не пририсовали!</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Тие. Мне пришлось осторожно напрягать мускулы шеи, чтобы они случайно не отвернули голову нафиг.</text:p>
      <text:p text:style-name="P48">–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6"><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6"><text:span text:style-name="T13">–</text:span> А водку у вас принято пить?</text:p>
      <text:p text:style-name="P46"><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5"><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3">– Это ты называешь “дружбой”? – с </text:span>улыбкой хмыкнул<text:span text:style-name="T13"> я. – </text:span>Мне нравится твоё чувство юмора.</text:p>
      <text:p text:style-name="P55">Аликорница нахмурилась.</text:p>
      <text:p text:style-name="P55"><text:span text:style-name="T13">–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5">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8">Слёзы злости душили меня, но я сдержался.</text:p>
      <text:p text:style-name="P48">– Охренеть. – сказал я холодно. – А я прям напрашивался!</text:p>
      <text:p text:style-name="P48">Одиночество, отступившее перед мягким, но настойчивым натиском аликорницы в последние <text:span text:style-name="T1">дни</text:span>, снова сковало душу стужей.</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8">–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8"/>
      <text:p text:style-name="P57">***</text:p>
      <text:p text:style-name="P4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4"><text:span text:style-name="T50">– </text:span>“<text:span text:style-name="T1">Что я могу сделать, чтобы вернуть всё назад?</text:span>”</text:p>
      <text:p text:style-name="P14"><text:span text:style-name="T50">– </text:span><text:span text:style-name="T37">Так и сказала?</text:span></text:p>
      <text:p text:style-name="P1"><text:span text:style-name="T45">–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37">Что бы это значило, Флер?</text:span></text:p>
      <text:p text:style-name="P14"><text:span text:style-name="T50">– </text:span><text:span text:style-name="T37">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8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5">– Куда проваливаться?</text:p>
      <text:p text:style-name="P85">– Они не знают. В тех провалах не видно дна...</text:p>
      <text:p text:style-name="P85">…</text:p>
      <text:p text:style-name="P8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5">– Леди и джентлькольты! Приём окончен! Её Высочество Принцесса Селестия будет рада видеть <text:s/>вас в следующую среду!</text:p>
      <text:p text:style-name="P8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7">– Привет, Селестия. – подчёркнуто нейтрально обратился я. – Как дела?</text:p>
      <text:p text:style-name="P47">– Привет… Макс. <text:s/>Не очень, мягко говоря.</text:p>
      <text:p text:style-name="P46"><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3">–</text:span> Пятьдесят шесть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7">Селестия подошла к фонтанчику, обмакнула в него копыто и провела им по лбу.</text:p>
      <text:p text:style-name="P4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7">Я сделал вид, что не заметил полунамёка в последнем предложении. Выяснять отношения и мириться мне не хотелось.</text:p>
      <text:p text:style-name="P47">– Порадовать, к сожалению, нечем. Твой приятель, Норфолк Каррус, исчез. Судя по всему, во сне.</text:p>
      <text:p text:style-name="P47">– И Норф? О-о-о, нет!</text:p>
      <text:p text:style-name="P47">Селестия в отчаянии села на пол, прижав копыто к виску и опустошенно качая головой.</text:p>
      <text:p text:style-name="P4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7">Аликорница подняла голову и <text:span text:style-name="T1">удручённо</text:span> посмотрела на меня.</text:p>
      <text:p text:style-name="P4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7">– Может, спросишь Луну, куда деваются пони? Сон по её части.</text:p>
      <text:p text:style-name="P46"><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7">– Может, мне поговорить с ней?</text:p>
      <text:p text:style-name="P46"><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8">– Ну ок. Тогда она обрадуется следующей новости: я ухожу.</text:p>
      <text:p text:style-name="P48">Селестия еле заметно дрогнула ушами. Она отвернулась и молча смотрела в окно, не выказывая эмоций.</text:p>
      <text:p text:style-name="P48"><text:soft-page-break/>Я продолжил.</text:p>
      <text:p text:style-name="P4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8">Поза аликорницы стала чуть менее скованной. На грани слышимости я уловил её вздох. Она наконец повернулась ко мне и слабо улыбнулась.</text:p>
      <text:p text:style-name="P4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8">– А в мешочке что?</text:p>
      <text:p text:style-name="P4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8">Я хотел было оскорбиться такой опекой со стороны аликорницы, но, глянув в её глаза, передумал.</text:p>
      <text:p text:style-name="P48">– Твоё высочество<text:span text:style-name="T1">, ты, вообще, спишь по ночам? У тебя глаза красные, как у кролика-альбиноса.</text:span></text:p>
      <text:p text:style-name="P4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8">–<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8"/>
      <text:p text:style-name="P1"><text:span text:style-name="T46">&lt;</text:span><text:span text:style-name="T64">Mark Knopfler - </text:span><text:span text:style-name="T63">Hill Farmer's Blues</text:span><text:span text:style-name="T46">&gt;</text:span></text:p>
      <text:p text:style-name="P50">***</text:p>
      <text:p text:style-name="P48"/>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9">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7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9">– Мааам, а со мной связан элементаль?</text:p>
      <text:p text:style-name="P79">–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7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9">Так возникли аликорны.</text:p>
      <text:p text:style-name="P7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9">Имя её было Селестия.</text:p>
      <text:p text:style-name="P79">За ней последовала и сестра её, <text:span text:style-name="T13">Луна</text:span>.</text:p>
      <text:p text:style-name="P7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9">То есть, всегда.</text:p>
      <text:p text:style-name="P79">Тут и сказке конец. А теперь, Эйприл, залазь на полку и закрывай глазки.</text:p>
      <text:p text:style-name="P79">– Ну мааам! Раскажи ещё что-нибудь! Про Сомбру!</text:p>
      <text:p text:style-name="P79">–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79">– А почему только тебя? А меня? А дядю-<text:span text:style-name="T71">мино</text:span>тавра?</text:p>
      <text:p text:style-name="P79">– <text:s/>Тебя я забрать ему не дам. А в дядю не тыкай копытом, это невежливо! Спи уже, мой маленький!</text:p>
      <text:p text:style-name="P79">– Поцелуй меня на ночь, мам!</text:p>
      <text:p text:style-name="P79"><text:soft-page-break/>– Конечно, мой хороший...</text:p>
      <text:p text:style-name="P79"/>
      <text:p text:style-name="P48">Вагоны убаюкивающе перестукивались по рельсам, унося меня прочь от Кантерлота. Я перевернулся на другой бок и провалился в сон.</text:p>
      <text:p text:style-name="P95">&lt;https://www.youtube.com/watch?v=Py9SDdYGFrQ&gt;</text:p>
      <text:h text:style-name="Heading_20_2" text:outline-level="2">10. Понивилль</text:h>
      <text:p text:style-name="P48"/>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8">–<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37">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8">– Ты что, как-тя-там, впервые на базаре? Так таращишься по сторонам, как будто морковку с картохой впервые в жизни увидел.</text:p>
      <text:p text:style-name="P4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8">Я перегнулся через прилавок, стараясь рассмотреть кьютимарку кобылки. </text:p>
      <text:p text:style-name="P4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8">Так и есть! На крупе кобылки красовались три яблока. Вот только, блин, как её звали-то?</text:p>
      <text:p text:style-name="P48">– <text:s/>Прошу прощения, Аппл... Эппл... Эпплхэт?</text:p>
      <text:p text:style-name="P48">– Ща залеплю оплеуху. – мрачно процедила пони. – Мало того, что таращится, как василиск, так ещё и издевается!</text:p>
      <text:p text:style-name="P48">– Да ладно тебе, Эй-Джей! Вполне милое имя. – хихикнул дракончик с кукурузой, проходя мимо.</text:p>
      <text:p text:style-name="P48">Ага, вот!</text:p>
      <text:p text:style-name="P48">– Извините меня пожалуйста, Эй-Джей, просто мне показалось, что вы напоминаете одну мою знакомую.</text:p>
      <text:p text:style-name="P48">– Эй-Джей я для друзей! – сварливо заметила поняха, – А для всех остальных — тебя тоже! — Эпплджек.</text:p>
      <text:p text:style-name="P48">Блин, опять облажался. Как-то хреново начинается знакомство с Понивиллем.</text:p>
      <text:p text:style-name="P48">– Понял. А меня зовут Макс. Приятно было познакомиться, Эпплджек.</text:p>
      <text:p text:style-name="P48">Я повернулся было уходить.</text:p>
      <text:p text:style-name="P48">– Э-э-э… Макс?</text:p>
      <text:p text:style-name="P48">– Да? – я повернулся обратно.</text:p>
      <text:p text:style-name="P48">Поняха водила копытом по прилавку. Надвинутая на лоб шляпа скрывала выражение мордочки. </text:p>
      <text:p text:style-name="P4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8">Я вернулся к прилавку.</text:p>
      <text:p text:style-name="P4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8">– Сколько стоят вот эти? – указал я на пирамидку красных яблок размером с треть арбуза каждое.</text:p>
      <text:p text:style-name="P48">– Ред Делишес? Две серебряшки.</text:p>
      <text:p text:style-name="P48">– Куча?</text:p>
      <text:p text:style-name="P48">– Ну ты даёшь! – хмыкнула Эпплджек. – Даже не смешно.</text:p>
      <text:p text:style-name="P48">– Неужели штука?</text:p>
      <text:p text:style-name="P48"><text:soft-page-break/>Поняшка выпрыгнула из-за прилавка и смерила меня долгим взглядом.</text:p>
      <text:p text:style-name="P4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8">Я улыбнулся и кивнул в ответ. Ситуация начала выправляться.</text:p>
      <text:p text:style-name="P4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8">– А сколько стоит вот это? – указал я на небольшую прикрытую от солнца мешковиной баночку с содержимым удивительной радужной расцветки.</text:p>
      <text:p text:style-name="P4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8">Поняшка набрала ложечку джема и предложила мне. </text:p>
      <text:p text:style-name="P4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8">– Это просто восхитительно! Чудесно! Никогда такого не пробовал! И даже представить не мог, что такая вкуснотень существует!</text:p>
      <text:p text:style-name="P48">Эпплджек просто расцвела от моих дифирамбов.</text:p>
      <text:p text:style-name="P48">– Тебе, сахарок, как гостю города, сделаю скидку. Забирай за шестьдесят. Раньше меньше чем золотой не отдавала.</text:p>
      <text:p text:style-name="P48">Расплачиваясь, я спросил:</text:p>
      <text:p text:style-name="P48">– Ты, случаем, не знаешь, как пройти к городской библиотеке?</text:p>
      <text:p text:style-name="P48">Эпплджек, вскинув копыто ко лбу, запричитала:</text:p>
      <text:p text:style-name="P4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8">Тут Эпплджек прервалась и что есть силы замахала кому-то:</text:p>
      <text:p text:style-name="P48">– Рэр! Эй! Рэр! Давай к нам!</text:p>
      <text:p text:style-name="P4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8"><text:soft-page-break/>– Эпплджек! Сколько можно повторять: модельер, а не рукодельница! Проведу, конечно. – устало произнесла Рэрити.</text:p>
      <text:p text:style-name="P48">– А какая разница? – беспечно махнула копытом Эпплджек, не обращая внимание на нахмурившуюся единорожку. – Шмотки — они и в Эппллузе шмотки.</text:p>
      <text:p text:style-name="P48">– Разница, как если бы тебя вместо огородницы назвали… ммм… <text:s/>реднеком. Пойдёмте, Макс.</text:p>
      <text:p text:style-name="P4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8">– Огородница!.. Ишь, чего выдумала! По мне, так уж лучше “реднек”, чем “огородница”! – слышалось бурчание Эпплджек нам вдогонку.</text:p>
      <text:p text:style-name="P48">Единорожка с серьёзным видом завела меня за угол и только после этого звонко расхохоталась.</text:p>
      <text:p text:style-name="P48">– Я думал, вы друзья. – заметил я.</text:p>
      <text:p text:style-name="P4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8">– Буду только рад. Сам бы предложил, да не успел.</text:p>
      <text:p text:style-name="P4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8">– Не сомневаюсь. Мы в конце-концов неплохо поладили и она даже сделала мне скидку на вольт-яблочн<text:span text:style-name="T1">ый</text:span> джем.</text:p>
      <text:p text:style-name="P48">– А почём продала, если не секрет?</text:p>
      <text:p text:style-name="P48">– За шестьдесят бит.</text:p>
      <text:p text:style-name="P4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8">Единорожка чуть не подпрыгивала от любопытства. Заметив мою отвалившуюся челюсть, она вновь рассмеялась.</text:p>
      <text:p text:style-name="P4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8">– От недосыпа. – перебил я Рэрити. – Красные от недосыпа глаза я не спутаю ни с чем. Сам такие двадцать лет наблюдал в зеркале.</text:p>
      <text:p text:style-name="P4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8">Мы остановились перед деревом.</text:p>
      <text:p text:style-name="P48">Даже не так. </text:p>
      <text:p text:style-name="P48">Мы остановились перед ДЕРЕВОМ! </text:p>
      <text:p text:style-name="P4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8">Единорожка удалилась, оставив <text:span text:style-name="T1">после себя лёгкий запах жасмина.</text:span></text:p>
      <text:p text:style-name="P48"/>
      <text:h text:style-name="Heading_20_2" text:outline-level="2"><text:soft-page-break/>11. Библиотека Золотого Дуба</text:h>
      <text:p text:style-name="P48"/>
      <text:p text:style-name="P48">– Э-э-э… Добрый день?</text:p>
      <text:p text:style-name="P4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8">Йопт! Ещё один Шерлок Холмс на мою голову!</text:p>
      <text:p text:style-name="P48">–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7">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6">“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8">Твайлайт аж затопала на месте.</text:p>
      <text:p text:style-name="P4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8">...</text:p>
      <text:p text:style-name="P48">– И оборудовать подвал библиотеки бронекапсулой для безопасных испытаний!</text:p>
      <text:p text:style-name="P4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9">***</text:p>
      <text:p text:style-name="P48"/>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5"><text:span text:style-name="T13">–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text:soft-page-break/>–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8"/>
      <text:p text:style-name="P4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8">Со слов Луны, оболочка реальности истончилась и начала прорываться. И первой она начала рваться во снах, где она и так тонка.</text:p>
      <text:p text:style-name="P4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9">– Ага, он был закладкой в четвёртом номере «PlayMare», в разделе «Тридцать две позы, которые удивят вашего френдкольта».</text:p>
      <text:p text:style-name="P79">– Спайк! Немедленно ложись спать!</text:p>
      <text:p text:style-name="P79">– Уже иду. Кукурузу доем только и иду.</text:p>
      <text:p text:style-name="P79">– Кстати, а почему Индрэ считали одержимым?</text:p>
      <text:p text:style-name="P7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79">– Так у вас знают про людей? Вот это новость!. В Кантерлоте, да и в Понивилле все обращаются со мной, как с диковинкой.</text:p>
      <text:p text:style-name="P7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9">– Хм. Ясно. Продолжай, Твайлайт.</text:p>
      <text:p text:style-name="P55"/>
      <text:p text:style-name="P5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5">Я уселась на пуфике, а подруги заняли места на матрасах…</text:p>
      <text:p text:style-name="P79"/>
      <text:p text:style-name="P79">– Спайк, будь добр, принеси дневник эксперимента. Он в подвале, за шкафом с ретортами, в...</text:p>
      <text:p text:style-name="P79"><text:soft-page-break/>– В сейфе, я в курсе.</text:p>
      <text:p text:style-name="P79"/>
      <text:p text:style-name="P81">***</text:p>
      <text:p text:style-name="P92">&lt;Seal — Amazing <text:span text:style-name="T1">(T</text:span><text:span text:style-name="T13">hin White Duke Remix)</text:span>&gt;</text:p>
      <text:p text:style-name="P79">Дата: 12.04.1003 А.С.</text:p>
      <text:p text:style-name="P79">Эксперимент: заклинание Воплощения Индрэ</text:p>
      <text:p text:style-name="P79">Испытуемая: Эпплджек</text:p>
      <text:p text:style-name="P79">Синопсис: запись сна со слов испытуемой</text:p>
      <text:p text:style-name="P79">Замечания: замечаний нет</text:p>
      <text:p text:style-name="P7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9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6">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9"/>
      <text:p text:style-name="P79">Примечания: ПипБак? Стойло? Двойники? Параллельные Эквестрии?</text:p>
      <text:p text:style-name="P1"/>
      <text:p text:style-name="P3">***</text:p>
      <text:p text:style-name="P1"/>
      <text:p text:style-name="P79">Дата: 12.04.1003 А.С.</text:p>
      <text:p text:style-name="P79">Эксперимент: заклинание Воплощения Индрэ</text:p>
      <text:p text:style-name="P79">Испытуемая: Рэйнбоу Дэш</text:p>
      <text:p text:style-name="P79">Синопсис: описание пробуждения испытуемой</text:p>
      <text:p text:style-name="P79">Замечания: испытуемая отказалась дать описание сна. «Гы-гы... Хренасе... Человеки рулят...» <text:span text:style-name="T17">—</text:span><text:span text:style-name="T18">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6">d.notive — Talking Flight</text:span>&gt;</text:p>
      <text:p text:style-name="P79">Дата: 12.04.1003 А.С.</text:p>
      <text:p text:style-name="P79">Эксперимент: заклинание Воплощения Индрэ</text:p>
      <text:p text:style-name="P79">Испытуемая: Рэрити</text:p>
      <text:p text:style-name="P79">Синопсис: запись сна со слов испытуемой</text:p>
      <text:p text:style-name="P79">Замечания: замечаний нет</text:p>
      <text:p text:style-name="P79"/>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6">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9">чёрный экран?</text:span></text:p>
      <text:p text:style-name="P79"/>
      <text:p text:style-name="P81">***</text:p>
      <text:p text:style-name="P79"/>
      <text:p text:style-name="P79">Дата: 12.04.1003 А.С.</text:p>
      <text:p text:style-name="P79">Эксперимент: заклинание Воплощения Индрэ</text:p>
      <text:p text:style-name="P79">Испытуемая: Флаттершай</text:p>
      <text:p text:style-name="P79">Синопсис: описание пробуждения испытуемой</text:p>
      <text:p text:style-name="P7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9"/>
      <text:p text:style-name="P79">* Примечания: при виде кексиков истерика случилась с Пинки Пай.</text:p>
      <text:p text:style-name="P79"/>
      <text:p text:style-name="P57">***</text:p>
      <text:p text:style-name="P55"/>
      <text:p text:style-name="P79">Дата: 12.04.1003 А.С.</text:p>
      <text:p text:style-name="P79">Эксперимент: заклинание Воплощения Индрэ</text:p>
      <text:p text:style-name="P79">Испытуемая: Пинки Пай</text:p>
      <text:p text:style-name="P79">Синопсис: описание пробуждения испытуемой</text:p>
      <text:p text:style-name="P79">Замечания: испытуемая отказалась дать описание сна.</text:p>
      <text:p text:style-name="P79"/>
      <text:p text:style-name="P7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9"><text:soft-page-break/></text:p>
      <text:p text:style-name="P7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6"/>
      <text:h text:style-name="Heading_20_2" text:outline-level="2">12. День сурка</text:h>
      <text:p text:style-name="P14">&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text:soft-page-break/>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5">—</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8">– Эээ! Это что же получается? Выходит, зря я яблоки <text:span text:style-name="T1">притащила</text:span>? Нам же не сидр нужен?</text:p>
      <text:p text:style-name="P4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37">Мощнее ускорителя только магия драконов, аликорнов и Элементов Гармонии. Если бы я была...</text:span><text:span text:style-name="T13"> </text:span>Аа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3">–</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7">.</text:span></text:p>
      <text:p text:style-name="P55">…</text:p>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4">Чужестранец-человек разбил сердце нашей обожаемой Селестии! Двор в отчаянии </text:span><text:span text:style-name="T17">—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3">– </text:span>Привет, Эй-Джей! У тебя проблемы?</text:p>
      <text:p text:style-name="P55"><text:span text:style-name="T13">– </text:span>Привет, сахарок. <text:span text:style-name="T13">– </text:span>озабоченно поприветствовала меня пони. <text:span text:style-name="T13">–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3">– </text:span>А ты, Большой Мак,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3">–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3">–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p>
      <text:p text:style-name="P55">Собрав инструмент, я потолкал тележку назад-вперёд.</text:p>
      <text:p text:style-name="P55"><text:span text:style-name="T13">– Г</text:span>отово. Принимай работу, хозяйка!</text:p>
      <text:p text:style-name="P55">Эпплджек стиснула меня в сокрушающих объятиях.</text:p>
      <text:p text:style-name="P55"><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oft-page-break/><text:span text:style-name="T13">–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3">–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3">– </text:span>Бери, сахарок. Для тебя <text:span text:style-name="T13">— </text:span>самые <text:span text:style-name="T13">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7">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7">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3">– </text:span>Свободно? <text:span text:style-name="T13">– </text:span>спросил я у единственной пони, сидящей за столиком.</text:p>
      <text:p text:style-name="P55"><text:span text:style-name="T13">– </text:span>Да-да, конечно. <text:span text:style-name="T13">–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3">– <text:s/></text:span>Пирог с грибами, яишницу и чизкейк<text:span text:style-name="T13"> – </text:span>сообщил я подошедшей официантке.</text:p>
      <text:p text:style-name="P55"><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5"><text:span text:style-name="T13">–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3">– </text:span>Вы, наверное, ждёте кого-то?</text:p>
      <text:p text:style-name="P58"><text:span text:style-name="T13">– </text:span>Неа.</text:p>
      <text:p text:style-name="P58"><text:span text:style-name="T13">– </text:span>Просто обедаете?</text:p>
      <text:p text:style-name="P58"><text:span text:style-name="T13">– </text:span>Неа.</text:p>
      <text:p text:style-name="P58"><text:span text:style-name="T13">– </text:span>Просто сидите и мрачно смотрите на меня?</text:p>
      <text:p text:style-name="P58"><text:span text:style-name="T13">– </text:span>Неа.</text:p>
      <text:p text:style-name="P58">Хм, а эта пони не из разговорчивых. Ну ладно.</text:p>
      <text:p text:style-name="P58"><text:span text:style-name="T13">– </text:span>А что же вы делаете?</text:p>
      <text:p text:style-name="P58"><text:span text:style-name="T13">– </text:span>Веселюсь. <text:span text:style-name="T13">– </text:span>мрачно заявила пони.</text:p>
      <text:p text:style-name="P58"><text:span text:style-name="T13">–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3">– </text:span>Привет, Макс!</text:p>
      <text:p text:style-name="P58"><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3">– </text:span>Мы с вами раньше встречались?</text:p>
      <text:p text:style-name="P58"><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3">– </text:span>Оставь, Салвер.<text:span text:style-name="T13"> </text:span>Ему за счёт заведения.</text:p>
      <text:p text:style-name="P55"><text:span text:style-name="T13">– </text:span>Ясно, мисс Пинки. <text:span text:style-name="T13">– </text:span>официантка кивнула и ушла.</text:p>
      <text:p text:style-name="P55"><text:span text:style-name="T13">– Ч</text:span>его-о-о?<text:span text:style-name="T13"> </text:span>Так это твой бар?</text:p>
      <text:p text:style-name="P55"><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5"><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3">– </text:span>У меня есть идея получше. <text:span text:style-name="T13">– </text:span>на свет показалась фляга Большого Макинтоша.</text:p>
      <text:p text:style-name="P55"><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3">– </text:span>Починил телегу. Только молчок про самогон, раз уж ты в курсе. <text:span text:style-name="T13">– </text:span>я разлил сидр по чашкам.</text:p>
      <text:p text:style-name="P55"><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3">–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3">– У </text:span>тебя такая смешная мордочка! <text:span text:style-name="T13">– </text:span>захихикали Пинки, покачиваясь. <text:span text:style-name="T13">– </text:span>Как будто ты <text:span text:style-name="T67">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3">– </text:span>Эммм... Скажи-ка мне, мой друг П-п-пинки... Легенда про фаэри <text:span text:style-name="T18">— </text:span><text:span text:style-name="T67">эт правда?</text:span></text:p>
      <text:p text:style-name="P55"><text:span text:style-name="T18">– </text:span><text:span text:style-name="T67">Какая из? Их много, вообще-то. Ик!</text:span></text:p>
      <text:p text:style-name="P55"><text:soft-page-break/><text:span text:style-name="T18">– </text:span><text:span text:style-name="T67">Про принцесс. Про то, что они фаэри, спустившиеся с неба во плоти, чтоб помогать пони управлять Эквестрией?</text:span></text:p>
      <text:p text:style-name="P55"><text:span text:style-name="T18">– </text:span><text:span text:style-name="T67">Макс, </text:span><text:span text:style-name="T18">– </text:span><text:span text:style-name="T67">захихикала Пинки, взъерошив копытами розовые кудряшки и попытавшись соорудить из них бороду, </text:span><text:span text:style-name="T18">–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8">–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8">– </text:span><text:span text:style-name="T67">Ты что-о-о! Нельзя любить фаэри! Она похитит твоё сердце, и ты будешь искать её, пока не... </text:span><text:span text:style-name="T18">– </text:span><text:span text:style-name="T67">Пинки погрузилась в так и не съеденный салат «по-Кантерлотски» и захрапела.</text:span></text:p>
      <text:p text:style-name="P55"><text:span text:style-name="T18">– </text:span><text:span text:style-name="T67">Пока не умру?</text:span></text:p>
      <text:p text:style-name="P55"><text:span text:style-name="T18">– </text:span><text:span text:style-name="T67">Нет, глупенький, </text:span><text:span text:style-name="T18">– </text:span><text:span text:style-name="T67">пробулькала Пинки из миски. </text:span><text:span text:style-name="T18">– </text:span><text:span text:style-name="T67">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9"><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9"><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9"><text:span text:style-name="T13">–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3">– </text:span>Стооой! <text:span text:style-name="T13">– </text:span>заорал я. <text:span text:style-name="T13">– </text:span>Выпрыгивай из бочки!!!</text:p>
      <text:p text:style-name="P59">Кобылка-пилот улыбнулась и постукала копытцем по шлему, показывая, что не слышит меня.</text:p>
      <text:p text:style-name="P59"><text:span text:style-name="T13">– </text:span>Выпрыгивааа... <text:span text:style-name="T13">–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3">– </text:span>Смотри, вот те и ответ на вопрос, куда деваются пони!</text:p>
      <text:p text:style-name="P59"><text:span text:style-name="T13">– </text:span>Где? <text:span text:style-name="T13">– </text:span>единорожка начала оглядываться.</text:p>
      <text:p text:style-name="P59"><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9"><text:span text:style-name="T13">– </text:span>И что? Я всё равно не пойму, куда пони деваются? И куда пропала Скуталу?</text:p>
      <text:p text:style-name="P59"><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1">***<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5"/>
      <text:p text:style-name="P82">Приветствую тебя, мой маленький человек!</text:p>
      <text:p text:style-name="P8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82"><text:span text:style-name="T13">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8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8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2">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2">«<text:span text:style-name="T13">P.S. Н</text:span>е гневите мироздание воровством! <text:span text:style-name="T34">Обмен рулит</text:span>!»</text:p>
      <text:p text:style-name="P8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2">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82"/>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79"/>
      <text:h text:style-name="Heading_20_2" text:outline-level="2">13. Мэйнхэттен</text:h>
      <text:p text:style-name="P94">ZZ Top – Gimme all your lovin</text:p>
      <text:p text:style-name="P59"><text:span text:style-name="T13">–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3">–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9"><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9"><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1">***</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3">– </text:span>Это неправильно! <text:span text:style-name="T13">– </text:span>заявила Рэйнбоу Дэш, отвернувшись от окна.</text:p>
      <text:p text:style-name="P59"><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9"><text:span text:style-name="T13">– </text:span>Да я не про то! <text:span text:style-name="T13">– </text:span>отмахнулась пегаска. <text:span text:style-name="T13">– </text:span>Посмотри на поле.</text:p>
      <text:p text:style-name="P59"><text:span text:style-name="T13">– </text:span>И что? Поле как поле.</text:p>
      <text:p text:style-name="P59"><text:span text:style-name="T13">– </text:span>Оно не убрано. <text:span text:style-name="T13">– </text:span>мрачно ответила пегаска. <text:span text:style-name="T13">–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3">– </text:span>У самого посёлка поля убраны. Наверняка дойдёт дело и до остальных.</text:p>
      <text:p text:style-name="P59"><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3">– </text:span>Спасибо, но от пинкиных плюшек у меня фланки округляются.</text:p>
      <text:p text:style-name="P59"><text:span text:style-name="T13">– </text:span>Да ладно тебе, Рэйнбоу Дэш! От одной не округлятся.</text:p>
      <text:p text:style-name="P59"><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3"> </text:span>Как будто…</text:p>
      <text:p text:style-name="P59"><text:span text:style-name="T13">–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3">–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soft-page-break/>…</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3">–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3">– </text:span>Леди и джентльпони! Просьба не паниковать! Поезд дальше не идёт: впереди провал! <text:span text:style-name="T13">– </text:span>крикнул проводник.</text:p>
      <text:p text:style-name="P59"><text:span text:style-name="T13">– </text:span>Какой ещё, в дышло, провал? Я проезжал тут два дня назад!</text:p>
      <text:p text:style-name="P59"><text:span text:style-name="T13">– </text:span>Безобразие! Верните мне деньги за билет!</text:p>
      <text:p text:style-name="P59"><text:span text:style-name="T13">– </text:span>Как вы смеете! Я опоздаю в порт! <text:s/><text:span text:style-name="T13">–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3">– </text:span>Дэш, нам надо на ту сторону.</text:p>
      <text:p text:style-name="P59"><text:span text:style-name="T13">– </text:span>Нет проблем. Я могу тебя перенести.</text:p>
      <text:p text:style-name="P59">Я с сомнением посмотрел на пегаску. Дэш в холке была мне по пояс.</text:p>
      <text:p text:style-name="P59"><text:span text:style-name="T13">–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9">Мля.</text:p>
      <text:p text:style-name="P59"><text:soft-page-break/><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3">– </text:span>Я чувствую, что только что упустил отличную возможность отлить на вселенную!</text:p>
      <text:p text:style-name="P59"/>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8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2">прочитал охранник, близоруко щурясь.</text:span></text:p>
      <text:p text:style-name="P59"><text:span text:style-name="T13">– </text:span>Удостоверение личности предъявлять? <text:span text:style-name="T13">– </text:span>осведомился я.</text:p>
      <text:p text:style-name="P59"><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3">– </text:span>Нет, ты видела? Он мне чуть носок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9">Дэш, ни слова не говоря, прислонила ухо к двери.</text:p>
      <text:p text:style-name="P59"><text:span text:style-name="T13">– </text:span>Будешь смеяться, но именно этим он и занят. Вызывает полицию по телефону. <text:span text:style-name="T13">– </text:span>сообщила пегаска.</text:p>
      <text:p text:style-name="P59"><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3">– </text:span>Сколько у нас времени?</text:p>
      <text:p text:style-name="P59">Дэш почесала в затылке.</text:p>
      <text:p text:style-name="P59"><text:span text:style-name="T13">–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3">–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3">– </text:span>Тогда давай сначала обыщем контору. Если уж полиция всё равно едет сюда, так пусть у них хотя бы будет повод!</text:p>
      <text:p text:style-name="P59"/>
      <text:p text:style-name="P61">***</text:p>
      <text:p text:style-name="P59"><text:soft-page-break/></text:p>
      <text:p text:style-name="P59">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span text:style-name="T13">&lt;</text:span>Т<text:span text:style-name="T26">вайлайт в Понивилле, услышав про портативный ускоритель, захочет его получить. Макс смутится</text:span><text:span text:style-name="T13">&gt;</text:span></text:p>
      <text:p text:style-name="P59">Снаружи послышался вой сирены и цокот множества копыт.</text:p>
      <text:p text:style-name="P59"><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3">– </text:span>Это твои двадцать минут? <text:span text:style-name="T13">– </text:span>возмутился я. <text:span text:style-name="T13">– </text:span>Да ещё и десяти не прошло!</text:p>
      <text:p text:style-name="P59">Дэш вымучено скривилась.</text:p>
      <text:p text:style-name="P59"><text:span text:style-name="T13">– </text:span>Человек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9">Я разбил топором стеклянные дверцы прибора и вытащил рубины.</text:p>
      <text:p text:style-name="P59"><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3">– </text:span>Ну уж фигушки. Я тебя тут не оставлю.</text:p>
      <text:p text:style-name="P59"><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3">– </text:span>Ты не понимаешь! <text:span text:style-name="T13">– </text:span>упрямо мотнула головой пегаска. <text:span text:style-name="T13">–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3">– </text:span>Быстро за мной! <text:span text:style-name="T13">–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3">– Ю-</text:span>хууу<text:span text:style-name="T13">!!!</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3">– </text:span>Где-то тут должна быть дверь на крышу. Не могли же они залазить туда по пожарной лестнице?</text:p>
      <text:p text:style-name="P59"><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3">– </text:span>Макс, подвинься!</text:p>
      <text:p text:style-name="P59">Пегаска оттеснила меня крупом и повернулась к двери задом.</text:p>
      <text:p text:style-name="P59"><text:span text:style-name="T13">–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3">– </text:span>Ты чего на меня так уставился? <text:span text:style-name="T13">– </text:span>подозрительно спросила пегаска.</text:p>
      <text:p text:style-name="P59"><text:span text:style-name="T13">– </text:span>Да так… Не ожидал, что ты такая…</text:p>
      <text:p text:style-name="P59"><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3">– </text:span>Ты! Не! По! Нял! Те! Бе! Не! Льзя! Тут! Ос! Та! ВАТЬСЯ!!! <text:span text:style-name="T13">–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3">–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text:soft-page-break/>Некоторое время было тихо. Потом хлопнули ставни и чей-то сонный голос недовольно пробормотал:</text:p>
      <text:p text:style-name="P59"><text:span text:style-name="T13">–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3">–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3">–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3">– </text:span>А это у нас кто? Гмм. Пегаска. Вот так раз! Рэйнбоу Дэш! Какими судьбами?</text:p>
      <text:p text:style-name="P59"><text:span text:style-name="T13">– </text:span>ТРИКСИ! <text:span text:style-name="T13">– <text:s/></text:span>фейсхуфнула Дэш. <text:span text:style-name="T13">– </text:span>Во имя Селестии, ЧТО ты тут делаешь?!!</text:p>
      <text:p text:style-name="P59"><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9"><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9"><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3">– </text:span>Ей ведь нельзя рассказывать, да?</text:p>
      <text:p text:style-name="P59"><text:span text:style-name="T13">– </text:span>Нельзя. <text:span text:style-name="T13">– </text:span>подтвердил я. <text:span text:style-name="T13">–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3">– </text:span>ОГО!</text:p>
      <text:p text:style-name="P59">Единорожка аж уселась на крыльцо от удивления.</text:p>
      <text:p text:style-name="P59"><text:span text:style-name="T13">– </text:span>Представлем себе, ЧТО вы скрываете, если ты готова на ТАКОЕ! Признаюсь, вам удалось нас заинтересовать!</text:p>
      <text:p text:style-name="P59"><text:soft-page-break/>Единорожка в задумчивости стала ходить по веранде туда-сюда, разговаривая сама с собой.</text:p>
      <text:p text:style-name="P59"><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3">– </text:span>Мы приняли решение не выдавать вас полиции в обмен на то, что вы расскажете нам о вашей секретной миссии!</text:p>
      <text:p text:style-name="P59"><text:span text:style-name="T13">– </text:span>Не пойдёт! <text:span text:style-name="T13">– </text:span>заявил я. <text:span text:style-name="T13">– </text:span>Я уже сказал, что это тайна. Мне добавить нечего.</text:p>
      <text:p text:style-name="P59"><text:span text:style-name="T13">– </text:span>Да неужели? <text:span text:style-name="T13">– </text:span>захлопала ресницами Трикси. <text:span text:style-name="T13">–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2"/>
      <text:p text:style-name="P59"><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9"><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3">–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34">Исчезновение дневной главы диархии: Эквестрия в панике!</text:span>» (статья двухдневной давности).</text:p>
      <text:p text:style-name="P59">«<text:span text:style-name="T34">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9">«<text:span text:style-name="T34">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52"><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8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3">–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79"/>
      <text:p text:style-name="P7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3">–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86"><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59"><text:soft-page-break/>МУ-ХА-ХА!</text:p>
      <text:p text:style-name="P59">Кажется, я знаю, как показать фак провидению! <text:span text:style-name="T13">Show must go on! &lt;</text:span><text:span text:style-name="T26">Макс задумал вместо Селестии использовать Элементы гармонии</text:span><text:span text:style-name="T13">&gt;</text:span></text:p>
      <text:p text:style-name="P59">Я улыбнулся и помахал пегаске рукой, показывая, что в норме. Дэш облегчённо выдохнула.</text:p>
      <text:p text:style-name="P52">– <text:span text:style-name="T1">Так что, мы свободны? </text:span>– <text:span text:style-name="T1">спросил я, поднимаясь с пола.</text:span></text:p>
      <text:p text:style-name="P52">– <text:span text:style-name="T1">О, да! Великая и могучая Трикси держит слово!</text:span></text:p>
      <text:p text:style-name="P59">Единорожка задумалась и продолжила:</text:p>
      <text:p text:style-name="P5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52">&lt;<text:span text:style-name="T69">David Bowie - Lets Dance/ Ashes To Ashes</text:span></text:p>
      <text:p text:style-name="P52"><text:span text:style-name="T69">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1">***</text:p>
      <text:p text:style-name="P59"/>
      <text:p text:style-name="P59">Три дня спустя…</text:p>
      <text:p text:style-name="P59"/>
      <text:p text:style-name="P59">«<text:span text:style-name="T34">Добро пожаловать в Груммингтон! Вам здесь рады!</text:span></text:p>
      <text:p text:style-name="P59"><text:soft-page-break/><text:span text:style-name="T34">Население города </text:span><text:span text:style-name="T70">302 пони</text:span><text:span text:style-name="T34">.</text:span></text:p>
      <text:p text:style-name="P59"><text:span text:style-name="T70">250 пони</text:span><text:span text:style-name="T34">.</text:span></text:p>
      <text:p text:style-name="P59"><text:span text:style-name="T70">125 поней</text:span><text:span text:style-name="T34">.</text:span></text:p>
      <text:p text:style-name="P59"><text:span text:style-name="T34">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4">Дружба </text:span><text:span text:style-name="T41">—</text:span><text:span text:style-name="T24"> </text:span><text:span text:style-name="T3">э</text:span><text:span text:style-name="T24">то, </text:span><text:span text:style-name="T72">так её </text:span><text:span text:style-name="T3">разэтак</text:span><text:span text:style-name="T72">,</text:span><text:span text:style-name="T24"> магия!</text:span><text:span text:style-name="T62">»</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text:soft-page-break/>–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text:soft-page-break/>–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обняв мою ногу, заснула.</text:p>
      <text:p text:style-name="P5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text:soft-page-break/>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0">37 пни</text:span></text:p>
      <text:p text:style-name="P87">24пн</text:p>
      <text:p text:style-name="P87">15</text:p>
      <text:p text:style-name="P59"><text:span text:style-name="T34">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15"><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9">«<text:span text:style-name="T34">Добро пожаловать в Груммингтон! Вам здесь рады!</text:span></text:p>
      <text:p text:style-name="P59"><text:span text:style-name="T34">Население города </text:span><text:span text:style-name="T70">302 пони</text:span><text:span text:style-name="T34">.</text:span></text:p>
      <text:p text:style-name="P59"><text:span text:style-name="T70">250 пони</text:span><text:span text:style-name="T34">.</text:span></text:p>
      <text:p text:style-name="P59"><text:span text:style-name="T70">125 поней</text:span><text:span text:style-name="T34">.</text:span></text:p>
      <text:p text:style-name="P59"><text:span text:style-name="T34">54 паня.</text:span>»</text:p>
      <text:p text:style-name="P59">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3">&lt;</text:span><text:span text:style-name="T61">Metallica-Enter Sandman</text:span><text:span text:style-name="T13">&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8"/>
      <text:p text:style-name="P78">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52">&lt;<text:span text:style-name="T60">Elo - Sorrow about to fall</text:span>&gt;</text:p>
      <text:p text:style-name="P52">&lt;<text:span text:style-name="T60">Kiss – I Was Made For Lovin’ You</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text:soft-page-break/>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вижу скалу Кантерлот. Ещё день пути — и сворачиваем к Понивиллю.</text:p>
      <text:p text:style-name="P59">– А ты выдержишь?</text:p>
      <text:p text:style-name="P59">Пегаска фыркнула.</text:p>
      <text:p text:style-name="P59"><text:soft-page-break/>–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В какой-то момент я всё же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text:p>
      <text:p text:style-name="P83">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83"><text:s/>В какой-то момент пришло осознание.</text:p>
      <text:p text:style-name="P8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3">– Док, позавчерашний приходит в сознание!</text:p>
      <text:p text:style-name="P83">– Следи за давлением.</text:p>
      <text:p text:style-name="P83">В поле зрения появляется предмет. Сквозь ресницы видны только его расплывчатые очертания. Предмет движется, проводя какие-то манипуляции.</text:p>
      <text:p text:style-name="P83">Я открываю глаза и вижу фигуру в голубом.</text:p>
      <text:p text:style-name="P8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3">– Больной, как вы себя чувствуете? Вы можете назвать своё имя?</text:p>
      <text:p text:style-name="P83">Я закрываю глаза и пытаюсь вспомнить.</text:p>
      <text:p text:style-name="P83"><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3">Я вспомнил почти всё. Моё имя? Осталось вспомнить имя. Меня зовут...</text:p>
      <text:p text:style-name="P83">– Ма-а-акс! Ма-а-акс! Ма-а-акс!</text:p>
      <text:p text:style-name="P8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text:span text:style-name="T80">Её имя Селестия</text:span>…</text:p>
      <text:p text:style-name="P83">Я открываю глаза и вижу фигуру в голубом.</text:p>
      <text:p text:style-name="P59">…</text:p>
      <text:p text:style-name="P59">Сознание с трудом возврати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text:soft-page-break/>–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3">–</text:span> А какой у тебя там был образ жизни?</text:p>
      <text:p text:style-name="P59"><text:span text:style-name="T13">–</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3">–</text:span> Дискордовы яйца! Ты сидел в тюрьме? За что тебя посадили?</text:p>
      <text:p text:style-name="P59"><text:span text:style-name="T13">–</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5"><text:span text:style-name="T1">–</text:span> Вряд ли меня так можно называть. Очень далёкие параллели. <text:span text:style-name="T1">И у</text:span> нас совсем нет магии.</text:p>
      <text:p text:style-name="P59"><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59"/>
      <text:p text:style-name="P59">Два дня спустя…</text:p>
      <text:p text:style-name="P59"/>
      <text:p text:style-name="P59">Мы стояли на берегу Сёдельного озера. Дэш озадаченно осматривалась.</text:p>
      <text:p text:style-name="P62">–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2"><text:soft-page-break/>Пегаска <text:span text:style-name="T13">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62">– Ну что, отправляемся? – Дэш <text:span text:style-name="T75">свеслилась с носа, глядя в зеленоватую воду</text:span>. – Как лодку назовёшь, кэп?</text:p>
      <text:p text:style-name="P64">– «Две банки». – буркнул я.</text:p>
      <text:p text:style-name="P53"/>
      <text:p text:style-name="P53">…</text:p>
      <text:p text:style-name="P172"><text:span text:style-name="T91">&lt;</text:span><text:bookmark text:name="eow-title"/><text:span text:style-name="T63">Haddaway - What is love </text:span><text:span text:style-name="T91">&gt;</text:span></text:p>
      <text:p text:style-name="P67"><text:span text:style-name="T77">Три часа</text:span> гребли, <text:span text:style-name="T75">три часа</text:span> воздушно<text:span text:style-name="T75">й</text:span> буксиров<text:span text:style-name="T75">ки, дюжина вылитых ковшов воды </text:span>— <text:span text:style-name="T75">и </text:span>противоположный берег был <text:span text:style-name="T76">на расстоянии крика</text:span> от нас. <text:span text:style-name="T76">Уже был слышен шелест листвы на прибрежных ивах.</text:span> Наше судёнышко пожирало носом <text:span text:style-name="T76">последние десятки метров</text:span>. Я налегал гудящими руками на весла. Дэш отдыхала на носу. <text:span text:style-name="T75">Последние полчаса я ощущал её взгляд, сверлящий мне спину.</text:span></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text:span text:style-name="T77">И как вернуть её…</text:span></text:p>
      <text:p text:style-name="P69">– <text:span text:style-name="T77">Макс. – прервала ход моих мыслей пегаска. – Наш путь заканчивается. В Понивилле мы расстанемся. Ты ничего не хочешь сказать?</text:span></text:p>
      <text:p text:style-name="P70">– <text:span text:style-name="T78">Что именно? </text:span>– <text:span text:style-name="T78">вопрос застал меня врасплох. Я прекратил грести и обернулся.</text:span></text:p>
      <text:p text:style-name="P70">– <text:span text:style-name="T78">Ну… </text:span>– <text:span text:style-name="T78">пегаска смутилась. </text:span>– <text:span text:style-name="T78">Что у тебя на душе? Какие чувства? Ты правда совсем-совсем ничего не хочешь мне сказать?</text:span></text:p>
      <text:p text:style-name="P70">– <text:span text:style-name="T78">Да вроде нет. Ни о чём не думал вообще.</text:span></text:p>
      <text:p text:style-name="P7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70">– <text:span text:style-name="T78">Значит, тебе нечего мне сказать? Тогда я скажу! Ты врёшь, что ни о чём не думал! Ты опять думал о ней!</text:span></text:p>
      <text:p text:style-name="P70">– <text:span text:style-name="T78">О ком?</text:span></text:p>
      <text:p text:style-name="P70">– <text:span text:style-name="T78">О Селестии! Думаешь, я не видела твоё выражение мордочки, когда Трикси сообщила тебе о её исчезновении? Ты постоянно о ней думаешь! Так сильно, что вообще ничего вокруг не замечаешь!</text:span></text:p>
      <text:p text:style-name="P75"><text:soft-page-break/>Та-<text:span text:style-name="T79">а-а</text:span>к! Вот в чём дело, <text:span text:style-name="T79">лягать меня в пузо! Пегаска меня ревнует! Какого хера? </text:span><text:span text:style-name="T73">Я не давал ей повода!</text:span></text:p>
      <text:p text:style-name="P71">– <text:span text:style-name="T81">Это не твоё дело! </text:span>– <text:span text:style-name="T81">рявкнул я.</text:span></text:p>
      <text:p text:style-name="P72">– <text:span text:style-name="T82">Ах, не моё?!! Не моё после побега из центра Псинтела?! Не моё после обнимашек в фургоне?! Не моё после трассы 52?! Ты… Ты…</text:span></text:p>
      <text:p text:style-name="P73">– <text:span text:style-name="T83">Ты тоже не торопишься рассказать, что ты видела во сне во время заклинания Индрэ! </text:span>– <text:span text:style-name="T84">огрызнулся я. </text:span>– <text:span text:style-name="T84">Хотя это могло бы нам с Твайлайт здорово помочь с расшифровкой результатов заклинания!</text:span></text:p>
      <text:p text:style-name="P163">– <text:span text:style-name="T85">Да пожалуйста! </text:span>– <text:span text:style-name="T85">пегаска топнула ногой. </text:span>– <text:span text:style-name="T85">Нет там для вас ничего полезного! Но раз уж ты это вспомнил </text:span>—<text:span text:style-name="T85"> на здоровье! Я видела во сне человека! И о</text:span><text:span text:style-name="T73">н жил с пони! И они </text:span><text:span text:style-name="T87">офигенски </text:span><text:span text:style-name="T73">любили друг друга!! И у них </text:span><text:span text:style-name="T86">был</text:span><text:span text:style-name="T73"> </text:span><text:span text:style-name="T87">офигенский </text:span><text:span text:style-name="T73">секс! </text:span><text:span text:style-name="T99">А ты… Ты </text:span><text:span text:style-name="T19">— </text:span><text:span text:style-name="T99">плохой! Ты не любишь пони!!!</text:span></text:p>
      <text:p text:style-name="P76">С каждой фразой пегаска всё сильнее топала ногой. <text:span text:style-name="T88">Последнюю фразу она завершила сокрушительным фумикоми.</text:span></text:p>
      <text:p text:style-name="P77">К<text:span text:style-name="T90">РАК</text:span>!</text:p>
      <text:p text:style-name="P161">– <text:span text:style-name="T89">Ой! </text:span>– <text:span text:style-name="T92">пегаска поспешно отдёрнула ногу. Но было поздно.</text:span></text:p>
      <text:p text:style-name="P77">Гнилое днище челнока не выдержало и в образовавшейся пробоине весело зажурчал фонтанчик. «Две банки» срочно нужно было переименовывать в «Две бочки». Или даже четыре.</text:p>
      <text:p text:style-name="P167">Пегаска в замешательстве стала грызть <text:span text:style-name="T94">кончик </text:span>копыт<text:span text:style-name="T94">а</text:span>. Я выругался и повернулся к корме, чтоб собрать рюкзак. Последние десятки метров Сёдельного озера придётся проплыть.</text:p>
      <text:p text:style-name="P167">За спиной послышался всхлип. <text:span text:style-name="T93">Через секунду я почувствовал крепкий захват ногами со спины. <text:s/>Пегаска подняла меня над тонущей лодкой и понесла к берегу.</text:span></text:p>
      <text:p text:style-name="P168">Не знаю, что меня больше взбесило: то, что <text:span text:style-name="T95">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span></text:p>
      <text:p text:style-name="P162">– <text:span text:style-name="T95">Оставь меня в покое! Мне не нужна твоя помощь!!!</text:span></text:p>
      <text:p text:style-name="P169"><text:span text:style-name="T96">У</text:span>пёр<text:span text:style-name="T96">шись</text:span> рукой ей в грудь, <text:span text:style-name="T96">я</text:span> надавил изо всех сил, одновременно разжимая её хват второй рукой.</text:p>
      <text:p text:style-name="P177">Вода оказалась прохладной, как на пляже Суоменлинн<text:span text:style-name="T1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9">двадца</text:span>ть <text:span text:style-name="T9">пять</text:span>? <text:span text:style-name="T9">Чтоб надольше избавиться от назойлив</text:span><text:span text:style-name="T12">ой</text:span><text:span text:style-name="T9"> пегаски?</text:span> Если бы вода была потеплее, можно было бы проплыть и больше <text:span text:style-name="T13">—</text:span> скажем, метров <text:span text:style-name="T9">сорок </text:span>(на <text:span text:style-name="T9">пятьдесят</text:span> я без <text:span text:style-name="T9">долгой </text:span>дыхательной подготовки давно не замахиваюсь, а о <text:span text:style-name="T9">семидесяти пяти</text:span> уже даже и не вспоминаю), но в такой воде <text:span text:style-name="T39">—</text:span> только <text:span text:style-name="T9">двадцать пять</text:span>. Одежда, правда, <text:span text:style-name="T12">здорово </text:span>мешает.</text:p>
      <text:p text:style-name="P178">ПЛЮХ!</text:p>
      <text:p text:style-name="P178">Оп-па!</text:p>
      <text:p text:style-name="P176">Как пишут в банковск<text:span text:style-name="T12">их </text:span>кредитных договорах, “обстоятельство непреодолимой силы” ухватило меня за воротник <text:span text:style-name="T10">куртки</text:span> и выдернуло <text:span text:style-name="T10">на воздух</text:span>.</text:p>
      <text:p text:style-name="P170">Дэш, отчаяно молотя крыльями <text:span text:style-name="T97">по воде</text:span>, тащила меня к берегу. <text:span text:style-name="T101">Пегаска выла от напряжения, но не сдавалась. За нами тянулся водяной шлейф, как от водного скутера</text:span>. Воротник в зубах <text:span text:style-name="T97">пегаски </text:span>потрескивал, но держался.</text:p>
      <text:p text:style-name="P171">Выволочив меня на берег, Дэш разжала зубы. <text:span text:style-name="T98">Я успел перевернуться на живот, когда она </text:span>со стоном повалилась на меня.</text:p>
      <text:p text:style-name="P164"><text:span text:style-name="T20">– </text:span><text:span text:style-name="T99">Не. Делай. Так. Больше. </text:span>– <text:span text:style-name="T100">пробормотала пегаска между вздохами. </text:span>– <text:span text:style-name="T100">Я не буду тебя касаться, только не подвергай себя опасности. Ты мог утонуть. Я не умею летать в воде.</text:span></text:p>
      <text:p text:style-name="P165"><text:span text:style-name="T20">– </text:span><text:span text:style-name="T102">Выф-выф-вуф! </text:span><text:span text:style-name="T20">– </text:span><text:span text:style-name="T103">возразил я.</text:span></text:p>
      <text:p text:style-name="P164"/>
      <text:p text:style-name="P53">&lt;<text:span text:style-name="T27">Потом она в изнеможении падает на него животом (выменем) на лицо.</text:span></text:p>
      <text:p text:style-name="P41"><text:soft-page-break/></text:p>
      <text:p text:style-name="P41">- Бе-бе-бе! К вечеру мы будем в Понивилле. Ты ничего не хочешь мне сказать?</text:p>
      <text:p text:style-name="P41"/>
      <text:p text:style-name="P36"><text:span text:style-name="T1">- Пойми, смертные — игрушки в копытах вечных!</text:span><text:span text:style-name="T35">&gt;</text:span></text:p>
      <text:p text:style-name="P62"/>
      <text:p text:style-name="P62"/>
      <text:p text:style-name="P62"/>
      <text:p text:style-name="P66">***</text:p>
      <text:p text:style-name="P62"/>
      <text:p text:style-name="P62">Поле расстилалось во все стороны без границ. Вода хлюпала в мокасинах. Я молча брел вперёд, опираясь на обломок весла. Последние километры пути получались какими-то хреновыми. И дело даже не в мокрой одежде и обуви и не в том, что я продрог до костей. Пегаска здорово отдалилась от меня и не хотела со мной разговаривать. Я не мог понять причину её раздражительности — ведь не из-за дурацкой же ссоры по поводу того, с какой силой тянуть утлую лоханку? Да, в конечном итоге я оказался прав, из-за большой скорости челнок таки наскочил на корягу и потерпел крушение. Но я даже слова не сказал пегаске после этого! Тем не менее, она на меня так надулась, будто это я во всём был виноват. Теперь она летела впереди, держа дистанцию не меньше ста метров, а я плёлся за ней, чертыхаясь про себя.</text:p>
      <text:p text:style-name="P62">– Макс! – пегаска зависла прямо передо мной, махая крыльями. На её мордочке застыло серьёзное выражение, как будто она на что-то решилась. – Я знаю эти места. Скоро мы расстанемся: ещё полчаса — и покажутся окраины Понивилля. Я могла бы показать тебе одно красивое место неподалёку. Если хочешь, конечно.</text:p>
      <text:p text:style-name="P62">– Ну, давай. Показывай своё место. – озадаченно сказал я. Такой резкий переход от обиды к дружелюбию сбивал с толку.</text:p>
      <text:p text:style-name="P62">Пегаска указала на рощицу в стороне от поля.</text:p>
      <text:p text:style-name="P62">– Нам туда. Пробежимся?</text:p>
      <text:p text:style-name="P62">И, не дожидаясь ответа, приземлилась и порысила к роще. Я старался не отставать, тяжёло ступая мокасинами.</text:p>
      <text:p text:style-name="P44"><text:span text:style-name="T1">Очень быстро ноги стали ватными а боль вбоку стала нестерпимой</text:span>.</text:p>
      <text:p text:style-name="P44"><text:span text:style-name="T13">–</text:span> Всё, Дэш. Я больше не могу.</text:p>
      <text:p text:style-name="P44"><text:span text:style-name="T13">–</text:span> Ты шутишь? Мы и полмили не пробежали.</text:p>
      <text:p text:style-name="P44"><text:span text:style-name="T13">–</text:span> <text:span text:style-name="T1">Я же говорил</text:span>, бег <text:span text:style-name="T1">—</text:span> не моя сильная сторона. Никогда не умел долго бегать.</text:p>
      <text:p text:style-name="P9">Пегаска задумалась.</text:p>
      <text:p text:style-name="P44"><text:span text:style-name="T13">–</text:span> <text:span text:style-name="T1">Вот д</text:span>искорд, что же нам делать? Так мы не успеем <text:span text:style-name="T1">до темноты.</text:span></text:p>
      <text:p text:style-name="P44"><text:span text:style-name="T13">–</text:span> <text:span text:style-name="T1">Ты можешь показать это</text:span> место в другой раз. Выберемся туда <text:span text:style-name="T1">как-нибудь </text:span>в двухдневный поход.</text:p>
      <text:p text:style-name="P62"><text:span text:style-name="T13">–</text:span> Нет уж! Никаких “как-нибудь”. Если не сейчас, то никогда уже там не побываем. <text:span text:style-name="T13">–</text:span> серьёзно заявила Дэш. <text:span text:style-name="T13">–</text:span> Уж поверь мне. Вот что. У тебя передние лапы — те, которые с пальцами, — сильные?</text:p>
      <text:p text:style-name="P62"/>
      <text:p text:style-name="P62"/>
      <text:h text:style-name="P18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oft-page-break/><text:span text:style-name="T13">–</text:span> Привет! Куда это ты собрался? <text:span text:style-name="T13">–</text:span> <text:span text:style-name="T1">п</text:span>розвучало из листвы, как только я взялся за ручку двери. С ветки на землю спланировала Рэйнбоу Дэш.</text:p>
      <text:p text:style-name="P2"><text:span text:style-name="T13">–</text:span> Она ещё спит. Вчера пересидела за книгами. Не стоит её будить. <text:span text:style-name="T13">–</text:span> пегаска <text:span text:style-name="T1">к</text:span>ивнула на дверь. <text:span text:style-name="T13">–</text:span> Ну, пошли?</text:p>
      <text:p text:style-name="P2"><text:span text:style-name="T13">–</text:span> Пошли, Рэйнбоу Дэш. А куда?</text:p>
      <text:p text:style-name="P15"/>
      <text:p text:style-name="P15"/>
      <text:p text:style-name="P2"/>
      <text:p text:style-name="P2"><text:span text:style-name="T13">–</text:span> Договорились, Дэш. Так куда мы идём?</text:p>
      <text:p text:style-name="P2"><text:span text:style-name="T13">–</text:span> К <text:span text:style-name="T13">&lt;</text:span><text:span text:style-name="T26">водопаду</text:span><text:span text:style-name="T13">&gt;</text:span>. Там здоровски красивое место.</text:p>
      <text:p text:style-name="P2"><text:span text:style-name="T13">–</text:span> А я думал, ты хочешь показать мне Понивилль.</text:p>
      <text:p text:style-name="P2"><text:span text:style-name="T13">–</text:span> Да ладно, <text:span text:style-name="T13">–</text:span> засмеялась пегаска, скосив на меня смущёную мордочку, <text:span text:style-name="T1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3">–</text:span> Макс, <text:span text:style-name="T13">–</text:span> нарушила молчание Дэш, <text:span text:style-name="T1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3">–</text:span> Дежа вю? Ты об этом?</text:p>
      <text:p text:style-name="P2"><text:span text:style-name="T13">– </text:span>Что? Какое ещё дежавю?</text:p>
      <text:p text:style-name="P2"><text:span text:style-name="T13">–</text:span> Ложные воспоминания. Ты помнишь о чём-то, чего на самом деле никогда не было.</text:p>
      <text:p text:style-name="P2"><text:span text:style-name="T13">–</text:span> Хм. Может, и дежавю… Может… А если всё же было? Но ты не помнишь когда и как?</text:p>
      <text:p text:style-name="P2"><text:span text:style-name="T13">–</text:span> Дэш, не говори загадками. Если хочешь услышать внятный ответ, задавай внятный вопрос.</text:p>
      <text:p text:style-name="P2"><text:span text:style-name="T13">–</text:span> Не готова я… задать внятный вопрос. <text:span text:style-name="T13">–</text:span> <text:span text:style-name="T1">п</text:span>робормотала пегаска. <text:span text:style-name="T13">–</text:span> Нам туда.</text:p>
      <text:p text:style-name="P2">Дэш указала на тропку, уводящую от путей в молодой берёзово-кленовый лесок.</text:p>
      <text:p text:style-name="P2"><text:span text:style-name="T13">–</text:span> Ну-у-у, так мы до вечера не дойдём. <text:span text:style-name="T13">–</text:span> <text:span text:style-name="T1">н</text:span>едовольно заметила Дэш через пару минут. <text:span text:style-name="T13">–</text:span> Пробежимся?</text:p>
      <text:p text:style-name="P2"><text:span text:style-name="T13">–</text:span> Из меня бегун тот ещё. <text:s/>Я проплыть могу больше, чем пробежать.</text:p>
      <text:p text:style-name="P2"><text:span text:style-name="T1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
      <text:p text:style-name="P2"/>
      <text:p text:style-name="P2"/>
      <text:p text:style-name="P2"/>
      <text:p text:style-name="P2"><text:soft-page-break/><text:span text:style-name="T13">&lt;</text:span><text:span text:style-name="T26">Cначала описать попытку усесться сверху. На первой попытке Макс поранился об брошь в гриве РД в виде радужной молнии</text:span><text:span text:style-name="T13">&gt;</text:span></text:p>
      <text:p text:style-name="P2"><text:span text:style-name="T13">–</text:span> Сможешь меня удержать?</text:p>
      <text:p text:style-name="P2"><text:span text:style-name="T13">–</text:span> Ты про руки, что ли? Смогу. А зачем?</text:p>
      <text:p text:style-name="P2"><text:span text:style-name="T1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3">–</text:span> <text:span text:style-name="T1">н</text:span>ачала оправдываться Дэш.</text:p>
      <text:p text:style-name="P2"><text:span text:style-name="T1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3">–</text:span> Ну да, не сообразила сразу насчёт баланса, <text:span text:style-name="T13">–</text:span> рассмеялась пегаска, вставая на ноги. <text:span text:style-name="T1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3">–</text:span> Ю-у-у-у-ху-у-у-у!!! <text:span text:style-name="T1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3">&lt;</text:span><text:span text:style-name="T26">Дэш расплачивается за Макса в кафе. Когда тот спрашивает, почему она и Пинки платят за него, Дэш, вместо ответа, говорит:</text:span></text:p>
      <text:p text:style-name="P2"><text:span text:style-name="T31">–</text:span><text:span text:style-name="T26"> Пинки? </text:span><text:span text:style-name="T31">–</text:span><text:span text:style-name="T26"> Дэш сморщила нос. </text:span><text:span text:style-name="T31">–</text:span><text:span text:style-name="T26"> Я скажу ей, чтоб больше не </text:span><text:span text:style-name="T31">платила.</text:span><text:span text:style-name="T13">&gt;</text:span></text:p>
      <text:p text:style-name="P2"><text:span text:style-name="T13">Хотя</text:span> за то немногое время, что мы провели вместе, я понял, что ожидать от голубой пегаски предсказуемости <text:span text:style-name="T1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
      <text:p text:style-name="P2"/>
      <text:p text:style-name="P2"/>
      <text:p text:style-name="P2"><text:span text:style-name="T13">–</text:span> Ф-р-р-р. Тьфу! Бр-р-р.</text:p>
      <text:p text:style-name="P2">Дэш выплюнула меня на берег и сама упала рядом.</text:p>
      <text:p text:style-name="P2"><text:span text:style-name="T13">–</text:span> Что ж? Ты? Не? Сказал? Что? <text:s/>Не? Умеешь? Плавать? <text:span text:style-name="T13">–</text:span> <text:span text:style-name="T1">в</text:span> промежутках между вздохами процедила Дэш.</text:p>
      <text:p text:style-name="P2"><text:span text:style-name="T13">–</text:span> С чего ты взяла? Я умею.</text:p>
      <text:p text:style-name="P2"><text:span text:style-name="T13">–</text:span> Ты ушёл под воду! И не выныривал! <text:span text:style-name="T13">–</text:span> <text:span text:style-name="T1">о</text:span>т возмущения пегаска даже забыла дышать.</text:p>
      <text:p text:style-name="P2"><text:span text:style-name="T13">–</text:span> Я не выныривал, потому что решил поплавать под водой. Я, вообще, это дело люблю.</text:p>
      <text:p text:style-name="P2"><text:soft-page-break/><text:span text:style-name="T13">–</text:span> Что??! И ты не предупредил меня?!! Знаешь, как я испугалась?!! Ни одна пони без магии столько под водой не продержится!!</text:p>
      <text:p text:style-name="P2"><text:span text:style-name="T1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3">–</text:span> Да. Это я виновата. Я дура. Извини, <text:span text:style-name="T1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3">&lt;</text:span><text:span text:style-name="T26">В Кантерлоте Макс присутствует на церемонии прощания с Кимеринном</text:span><text:span text:style-name="T1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3">–</text:span> Ух ты! <text:span text:style-name="T1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3">–</text:span> Как тут…</text:p>
      <text:p text:style-name="P2"><text:span text:style-name="T13">–</text:span> Красиво, правда? <text:span text:style-name="T13">–</text:span> Дэш отследила мой взгляд и кивнула.</text:p>
      <text:p text:style-name="P2"><text:span text:style-name="T13">–</text:span> Красиво <text:span text:style-name="T1">—</text:span> это не то <text:span text:style-name="T1">чувство</text:span>. Тут чудесно! Просто слов нет…</text:p>
      <text:p text:style-name="P2"><text:span text:style-name="T1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3">–</text:span> А сейчас? Сейчас у тебя есть такое чувство?</text:p>
      <text:p text:style-name="P2"><text:span text:style-name="T13">–</text:span> Сейчас мне хочется, чтобы ты это видел. Не знаю почему. То есть, не совсем чтобы не знаю. <text:span text:style-name="T13">–</text:span> Дэш отпрянула и посмотрела мне в глаза. <text:span text:style-name="T1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3">–</text:span> Это исключено, Дэш. Я никак не мог повстречаться с тобой в своём мире.</text:p>
      <text:p text:style-name="P2"><text:span text:style-name="T13">–</text:span> Да? Странно. Откуда же это чувство, будто я тебя знаю? <text:span text:style-name="T13">–</text:span> <text:span text:style-name="T1">п</text:span>робормотала пегаска. <text:span text:style-name="T1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3">–</text:span> Тебе надо просушить шерсть. Снимай-ка одежду! <text:span text:style-name="T13">–</text:span> <text:span text:style-name="T1">с</text:span>командовала Дэш.</text:p>
      <text:p text:style-name="P2"><text:span text:style-name="T13">–</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3">–</text:span> Куда это ты спрятался? <text:span text:style-name="T13">–</text:span> <text:span text:style-name="T1">з</text:span>аросли вербы раздвинулись, пропуская пегаску.</text:p>
      <text:p text:style-name="P2"><text:span text:style-name="T13">–</text:span> Оп-па! <text:span text:style-name="T1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3">–</text:span> Ты чего? <text:span text:style-name="T13">–</text:span> <text:span text:style-name="T1">в</text:span> конце-концов озадаченно спросила она. <text:span text:style-name="T13">–</text:span> Что-то не так?</text:p>
      <text:p text:style-name="P2"><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3">–</text:span> А с кем не так? Со мной? С тобой? Или вообще? <text:span text:style-name="T13">–</text:span> <text:span text:style-name="T1">д</text:span>опытывалась пегаска.</text:p>
      <text:p text:style-name="P2"><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2"><text:span text:style-name="T13">–</text:span> Ну и?</text:p>
      <text:p text:style-name="P2"><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3">–</text:span> А какой смысл в этом правиле? Какую цель оно преследует?</text:p>
      <text:p text:style-name="P2"><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3">–</text:span> Вот видишь, ты меня правильно поняла. Описанные тобой табу у нас, кстати, тоже есть.</text:p>
      <text:p text:style-name="P2"><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попросили спеть на празднике <text:span text:style-name="T13">&lt;</text:span><text:span text:style-name="T31">zxcbzxcvb</text:span><text:span text:style-name="T13">&gt;</text:span>.</text:p>
      <text:p text:style-name="P2">Я не ответил.</text:p>
      <text:p text:style-name="P2">Пегаска подошла поближе и села, прижавшись тёплым боком ко мне.</text:p>
      <text:p text:style-name="P2"><text:span text:style-name="T13">–</text:span> Ты молчишь. Я опять рассердила тебя, да? У меня постоянно с этим проблемы. <text:span text:style-name="T13">–</text:span> Дэш напряжённо смотрела в одну точку прямо перед собой. Её шерсть не могла скрыть мелко дрожи. <text:span text:style-name="T1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3">–</text:span> У тебя оригинальный способ исповедаться, Дэш, <text:span text:style-name="T13">–</text:span> наконец закашлялся я. <text:span text:style-name="T13">–</text:span> Затащить в укромное местечко, попытаться утопить, а под конец сорвать штаны и… <text:span text:style-name="T13">–</text:span> тут Дэш сама прыснула от смеха.</text:p>
      <text:p text:style-name="P2">Вдоволь отсмеявшись, Дэш ткнула меня носом в грудь и спросила:</text:p>
      <text:p text:style-name="P2"><text:span text:style-name="T13">–</text:span> И?</text:p>
      <text:p text:style-name="P2"><text:span text:style-name="T13">–</text:span> Что “и”?</text:p>
      <text:p text:style-name="P2"><text:span text:style-name="T13">–</text:span> Ты сказал: “ А под конец сорвать штаны и…” <text:span text:style-name="T13">–</text:span> вот я и хочу знать, что “и”?</text:p>
      <text:p text:style-name="P2">Я смутился.</text:p>
      <text:p text:style-name="P2"><text:span text:style-name="T13">–</text:span> Да ничего… Не бери в голову.</text:p>
      <text:p text:style-name="P2"><text:span text:style-name="T13">–</text:span> А я хочу брать! Какой ты всё-таки… <text:span text:style-name="T13">–</text:span> Дэш встала, потянувшись сначала передней половиной, потом задней.</text:p>
      <text:p text:style-name="P2"><text:span text:style-name="T13">–</text:span> Какой?</text:p>
      <text:p text:style-name="P2"><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3">–</text:span> Короче, решай. <text:span text:style-name="T13">–</text:span> <text:span text:style-name="T1">е</text:span>ё нос почти касался моего. <text:span text:style-name="T1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3">–</text:span> Дэш, ты..?</text:p>
      <text:p text:style-name="P2"><text:span text:style-name="T13">–</text:span> Да, Дискорд тебя забери! Я предлагаю тебе ЗА-НЯТЬ-СЯ СЕК-СОМ со мной! <text:span text:style-name="T13">–</text:span> <text:span text:style-name="T1">п</text:span>очти зло отчеканила пегаска. <text:span text:style-name="T1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3">–</text:span> Дэш!</text:p>
      <text:p text:style-name="P2"><text:span text:style-name="T13">–</text:span> Да? <text:span text:style-name="T1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3">–</text:span> Ничего себе!</text:p>
      <text:p text:style-name="P2"><text:span text:style-name="T13">–</text:span> А ты как думал, откуда взялись пони-пегасы и пони-единороги?</text:p>
      <text:p text:style-name="P2"><text:span text:style-name="T13">–</text:span> Я думал, они всегда были.</text:p>
      <text:p text:style-name="P2"><text:span text:style-name="T13">–</text:span> Не всегда. Пегасы произошли от земных пони и грифонов. Пони-единороги <text:span text:style-name="T13">–</text:span> от земных пони и диких единорогов.</text:p>
      <text:p text:style-name="P2"><text:span text:style-name="T13">–</text:span> А что это за дикие единороги?</text:p>
      <text:p text:style-name="P2"><text:soft-page-break/><text:span text:style-name="T13">–</text:span> Сейчас они почти не встречаются. У них хвосты как у льва <text:span text:style-name="T1">—</text:span> с кисточкой на конце. И раздвоенные копыта.</text:p>
      <text:p text:style-name="P2"><text:span text:style-name="T13">–</text:span> А аликорны от кого произошли? От пегасов и единорогов?</text:p>
      <text:p text:style-name="P2"><text:span text:style-name="T13">–</text:span> Нет, <text:span text:style-name="T13">–</text:span> отрицательно покачала головой Дэш. <text:span text:style-name="T13">–</text:span> Никто не знает, как появились аликорны. Одно я знаю точно: если единорог спарится с пегасом, аликорна не получится.</text:p>
      <text:p text:style-name="P2"><text:span text:style-name="T13">–</text:span> Что ж, спасибо, что просветила. Однако…</text:p>
      <text:p text:style-name="P2"><text:span text:style-name="T13">–</text:span> Что?</text:p>
      <text:p text:style-name="P2"><text:span text:style-name="T13">–</text:span> Ты лежишь на мне.</text:p>
      <text:p text:style-name="P2"><text:span text:style-name="T13">–</text:span> Ну да, лежу, <text:span text:style-name="T13">–</text:span> Дэш ехидно улыбнулась и заёрзала животом. <text:span text:style-name="T13">–</text:span> А что?</text:p>
      <text:p text:style-name="P2"><text:span text:style-name="T13">–</text:span> А то, что в таком положении я до тебя не достану! У тебя слишком высоко расположена... ммм… анатомия.</text:p>
      <text:p text:style-name="P2"><text:span text:style-name="T13">–</text:span> Потерпи чуть-чуть, <text:span text:style-name="T13">–</text:span> пегаска хихикнула и снова заёрзала животом, прижав его ко мне. <text:span text:style-name="T1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3">–</text:span> Эт-то магия-а-а-а.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предплечье. Дыхание у неё стало прерывистым.</text:p>
      <text:p text:style-name="P2"><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2"><text:span text:style-name="T13">–</text:span> Дэш, <text:span text:style-name="T13">–</text:span> рассмеялся я, <text:span text:style-name="T13">–</text:span> отпусти ухо!</text:p>
      <text:p text:style-name="P2"><text:span text:style-name="T13">–</text:span> Отпускаю, <text:span text:style-name="T13">–</text:span> шепнула пегаска мне в ухо. <text:span text:style-name="T13">–</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13">–</text:span> Мы опаздываем! Рэрити назначила на восемь часов вечера у Твайлайт!</text:p>
      <text:p text:style-name="P2"><text:span text:style-name="T13">&lt;</text:span><text:span text:style-name="T26">Р/Д отправляется в сон до Рэрити и там вспоминает Леро/Листа.</text:span><text:span text:style-name="T13">&gt;</text:span></text:p>
      <text:p text:style-name="P2">Пока я одевался, пегаска в нетерпении рыла копытом землю.</text:p>
      <text:p text:style-name="P2"><text:span text:style-name="T13">–</text:span> Оделся? Хватайся! <text:span text:style-name="T13">–</text:span> Дэш подпрыгнула и зависла у меня над головой, давая схватиться за ноги.</text:p>
      <text:p text:style-name="P2">И мы понеслись…</text:p>
      <text:p text:style-name="P2"/>
      <text:p text:style-name="P124"/>
      <text:p text:style-name="P63"/>
      <text:p text:style-name="P62"/>
      <text:p text:style-name="P62"/>
      <text:p text:style-name="P62"/>
      <text:p text:style-name="P62"/>
      <text:p text:style-name="P62"/>
      <text:p text:style-name="P62"/>
      <text:p text:style-name="P62"/>
      <text:p text:style-name="P62"/>
      <text:p text:style-name="P173">&lt;<text:span text:style-name="T27">Самбу устроит Луна в парящем кантерлотском дворце — для успокоения и примирения пони</text:span></text:p>
      <text:p text:style-name="P174">Bee Gees – You Should Be dancing<text:span text:style-name="T35">&gt;</text:span></text:p>
      <text:p text:style-name="P62"/>
      <text:p text:style-name="P117"><text:s/>Если, конечно, не хочешь прокатить меня верхом.</text:p>
      <text:p text:style-name="P41">Дэш вся зарделась и пробормотала:</text:p>
      <text:p text:style-name="P41">– Ну ты крут! Сразу берёшь кобылу за холку! Сначала ж, вроде, я тебе букет ромашек подарить должна, не?</text:p>
      <text:p text:style-name="P41">– Ты это про что? – не понял я. – Я пошутил, вообще-то. </text:p>
      <text:p text:style-name="P86"/>
      <text:p text:style-name="P52">&lt;<text:span text:style-name="T27">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9"/>
      <text:p text:style-name="P60"/>
      <text:p text:style-name="P59"/>
      <text:p text:style-name="P59">&lt;<text:span text:style-name="T26">Добавить в фанфик плетение шуточных интриг принцессами друг против дружки</text:span>&gt;</text:p>
      <text:p text:style-name="P59"/>
      <text:p text:style-name="P52">&lt;<text:span text:style-name="T27">В газетах сообщается о падении Клаудсдейла</text:span>&gt;</text:p>
      <text:p text:style-name="P52"/>
      <text:p text:style-name="P52">&lt;<text:span text:style-name="T27">В сцене прощания (во сне): </text:span></text:p>
      <text:p text:style-name="P52"><text:span text:style-name="T27">- Учти, я нисколечко не жалею о наших поебушках! Даже если это было и не по-настоящему! А если по-настоящему — тем более!</text:span>&gt;</text:p>
      <text:p text:style-name="P59"><text:soft-page-break/></text:p>
      <text:p text:style-name="P52">&lt;<text:span text:style-name="T27">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0">Глава 18: Возвращение к Замку Двух Сестёр на парящем замке.</text:p>
      <text:p text:style-name="P52"><text:span text:style-name="T27">Дальше — использовать по-максимуму уже написанное</text:span>&gt;</text:p>
      <text:p text:style-name="P59"/>
      <text:p text:style-name="P59"/>
      <text:p text:style-name="P52">&lt;<text:span text:style-name="T27">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2"/>
      <text:p text:style-name="P52">&lt;<text:span text:style-name="T27">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2"/>
      <text:p text:style-name="P52">&lt;<text:span text:style-name="T27">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2"/>
      <text:p text:style-name="P52">&lt;<text:span text:style-name="T27">У Вечнодикого леса Дэш сама рассказывает Максу сказку о Ксенофилии</text:span>&gt;</text:p>
      <text:p text:style-name="P59"/>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9"/>
      <text:p text:style-name="P59"/>
      <text:p text:style-name="P52"/>
      <text:p text:style-name="P52">- <text:span text:style-name="T1">Почему ты не хочешь сказать, что ты увидела во время эксперимента? Почему ты сказала: «Человеки рулят»?</text:span></text:p>
      <text:p text:style-name="P59">- Это к делу не относится. - в который раз угрюмо ответила Дэш.</text:p>
      <text:p text:style-name="P52">- <text:span text:style-name="T1">Думаешь, я не видел, как ты следила за мной в Понивиле??!</text:span></text:p>
      <text:p text:style-name="P59">-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9">Дэш помчалась в лес не разбирая дороги.</text:p>
      <text:p text:style-name="P59"/>
      <text:p text:style-name="P52"><text:soft-page-break/>&lt;<text:span text:style-name="T27">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32"><text:span text:style-name="T13"><text:s/>&lt;</text:span><text:span text:style-name="T31"> - </text:span><text:span text:style-name="T26">Я не могу быть вашим спасителем! Я намного хуже и испорченнее вас!</text:span><text:span text:style-name="T13">&gt;</text:span></text:p>
      <text:p text:style-name="P59"/>
      <text:p text:style-name="P52">&lt;<text:span text:style-name="T27">Главы с Максом и Дэш — в стиле «Криминального чтива»</text:span>&gt;</text:p>
      <text:p text:style-name="P59"/>
      <text:p text:style-name="P52">&lt;<text:span text:style-name="T26"> - </text:span><text:span text:style-name="T27">Но ты сгоришь! Я не готова без помощи Селестии провести эксперимент на тебе!</text:span></text:p>
      <text:p text:style-name="P40">Я устало закрыл глаза.</text:p>
      <text:p text:style-name="P52"><text:span text:style-name="T26">- </text:span><text:span text:style-name="T27">Плевать! </text:span><text:span text:style-name="T26">Show must go on! </text:span><text:span text:style-name="T27">Проводи по-любому. Буду надеяться на твоё мастерство</text:span>&gt;</text:p>
      <text:p text:style-name="P52"/>
      <text:p text:style-name="P52">&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2"/>
      <text:p text:style-name="P42"/>
      <text:p text:style-name="P42"/>
      <text:p text:style-name="P42">- Сестра <text:s/>всегда норовила спихнуть тяжёлую задачу на кого-нибудь другого!</text:p>
      <text:p text:style-name="P42">- А также совместить приятное с полезным. - заметил я.</text:p>
      <text:p text:style-name="P42">Луна бросила на меня тяжёлый взгляд.</text:p>
      <text:p text:style-name="P4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2">- Тогда зачем она..?</text:p>
      <text:p text:style-name="P4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2">Меня как будто окатило ледяным душем. Не любовь и даже не дружба. Просто плата за услугу… Даже не дружба...</text:p>
      <text:p text:style-name="P42">- А другие? Они тоже… давали мне потому, что считали меня последним шансом?</text:p>
      <text:p text:style-name="P42">- Другие? Кто ещё?<text:span text:style-name="T14"> </text:span><text:span text:style-name="T62">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8"/>
      <text:p text:style-name="P48"/>
      <text:p text:style-name="P38"/>
      <text:p text:style-name="P1"><text:span text:style-name="T27">В Понивилле</text:span><text:span text:style-name="T26"> — эксперимент с Воплощением Индрэ на </text:span><text:span text:style-name="T27">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6">. </text:span><text:span text:style-name="T27">Макс видит дерево реальностей Эквестрии и в своём сне-прошлом в</text:span><text:span text:style-name="T26">идит Селестию в очереди на вылет - </text:span><text:span text:style-name="T27">и в</text:span><text:span text:style-name="T26">идит, куда ведёт чёрный экран </text:span><text:span text:style-name="T27">(в мир людей)</text:span><text:span text:style-name="T26">. </text:span><text:span text:style-name="T27">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oft-page-break/><text:span text:style-name="T27">его выдернет из засасывающей реальности Макса обратно в Эквестрию</text:span><text:span text:style-name="T26">).</text:span><text:span text:style-name="T29">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8">-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8"/>
      <text:p text:style-name="P31"><text:span text:style-name="T16">&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6">&gt;</text:span></text:p>
      <text:p text:style-name="P34"/>
      <text:p text:style-name="P34">&lt;<text:span text:style-name="T1">Добавить в фанфик самбу</text:span>&gt;</text:p>
      <text:p text:style-name="P34"/>
      <text:p text:style-name="P4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2"/>
      <text:p text:style-name="P48">&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text:soft-page-break/>-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8"><text:span text:style-name="T27">- В законе не указана конкретный соправитель Диархии!</text:span>&gt;</text:p>
      <text:p text:style-name="P48"/>
      <text:p text:style-name="P48">&lt;<text:span text:style-name="T27">Заговорщики таки подняли восстание после исчезновения Селестии. Они обвинили Луну и Макса в узурпации власти</text:span>&gt;</text:p>
      <text:p text:style-name="P48"/>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35">&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8"/>
      <text:p text:style-name="P38"/>
      <text:p text:style-name="P48"/>
      <text:p text:style-name="P2"><text:span text:style-name="T13">–</text:span> Заклинания Свирла Бородатого обычно срабатывают без ошибок.</text:p>
      <text:p text:style-name="P2"><text:span text:style-name="T13">–</text:span> Если их правильно вызывают, <text:span text:style-name="T13">–</text:span> пробурчал возвратившийся Спайк, укладываясь в корзинку.</text:p>
      <text:p text:style-name="P2"><text:span text:style-name="T13">–</text:span> Что он имел ввиду?</text:p>
      <text:p text:style-name="P2"><text:span text:style-name="T13">–</text:span> Нууу, - Твайлайт смутилась, <text:span text:style-name="T13">–</text:span> заклинание сработало со второй попытки. В первый раз, с <text:span text:style-name="T3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3">–</text:span> Единорожка опустила голову.</text:p>
      <text:p text:style-name="P2"/>
      <text:p text:style-name="P2"><text:span text:style-name="T13">&lt;</text:span><text:span text:style-name="T26">Селестия проснётся на Терре в облике кибермозга, т.к. в своём мире она на ступень выше пони (а кибермозг на Терре на ступень выше людей)</text:span><text:span text:style-name="T13">&gt;</text:span></text:p>
      <text:p text:style-name="P15"/>
      <text:p text:style-name="P2"><text:span text:style-name="T13">–</text:span> Да, печально получилось <text:span text:style-name="T13">&lt;</text:span><text:span text:style-name="T27">и всего-то</text:span><text:span text:style-name="T1">?</text:span><text:span text:style-name="T13">&gt;</text:span>. Но вернёмся к заклинанию. Во второй раз вы вызвали его правильно <text:span text:style-name="T1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1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3">–</text:span> Нет, она мне ничего не говорила. Но, видишь ли, ваше королевство и вы сами описаны в моём мире в детском сериале.</text:p>
      <text:p text:style-name="P2"><text:span text:style-name="T13">–</text:span> Мы? Описаны? <text:span text:style-name="T13">–</text:span> Твайлайт от удивления открыла рот. <text:span text:style-name="T1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3">–</text:span> Вряд ли кто-то из людей побывал здесь до меня. До вас ведь никто не вызывал это заклинание Свирла?</text:p>
      <text:p text:style-name="P2"><text:span text:style-name="T13">–</text:span> Нет. Собрание столь сильных магов запомнилось бы.</text:p>
      <text:p text:style-name="P2"><text:span text:style-name="T1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3">–</text:span> Вам нравятся рассказы про Эквестрию? <text:span text:style-name="T13">–</text:span> Твайлайт улыбнулась.</text:p>
      <text:p text:style-name="P2"><text:span text:style-name="T1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3">–</text:span> Брони?</text:p>
      <text:p text:style-name="P2"><text:span text:style-name="T1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3">–</text:span> Ого! У нас есть поклонники! Интересно было бы поговорить об этом с твоим другом.</text:p>
      <text:p text:style-name="P2"><text:span text:style-name="T13">–</text:span> Его нет. Он погиб полгода назад.</text:p>
      <text:p text:style-name="P2"><text:span text:style-name="T13">–</text:span> О, мои соболезнования! <text:span text:style-name="T13">–</text:span> Твайлайт подошла ко мне и положила переднюю ногу мне на плечо (когда я сидел, она вполне могла достать до него). <text:span text:style-name="T13">–</text:span> Друзей терять очень тяжко.</text:p>
      <text:p text:style-name="P2"><text:span text:style-name="T1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3">–</text:span> Подумать только! <text:span text:style-name="T13">–</text:span> бормотала она про себя, <text:span text:style-name="T1">—</text:span> мы и наша страна описана в жеребячьих книжках в другом мире!</text:p>
      <text:p text:style-name="P55"/>
      <text:p text:style-name="P55"/>
      <text:p text:style-name="P55"/>
      <text:p text:style-name="P2"><text:span text:style-name="T13">–</text:span> Найтмэр Мун и Дискорд не разорвались и не сгорели.</text:p>
      <text:p text:style-name="P2"><text:span text:style-name="T13">–</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8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7"><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3">&lt;</text:span><text:span text:style-name="T2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3">&gt;</text:span></text:p>
      <text:p text:style-name="P1"/>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5"/>
      <text:h text:style-name="P18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3">&lt;</text:span><text:span text:style-name="T26">Влад рассказывает Максу о своём сне </text:span><text:span text:style-name="T31">—</text:span><text:span text:style-name="T26"> как он был поняхой, а потом проснулся в мире Терры</text:span><text:span text:style-name="T13">&gt;</text:span></text:p>
      <text:p text:style-name="P2"/>
      <text:p text:style-name="P4">***</text:p>
      <text:p text:style-name="P15"/>
      <text:p text:style-name="P14"/>
      <text:p text:style-name="P15"><text:soft-page-break/><text:span text:style-name="T55">&lt;</text:span><text:span text:style-name="T30">самолёт в эквестрию проваливается во время </text:span><text:span text:style-name="T2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8"/>
      <text:p text:style-name="P56">&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3">–</text:span> Ты могла бы нести меня телекинезом. Я, после того, как узнал о ваших способностях, удивлялся, почему ты этого не сделала?</text:p>
      <text:p text:style-name="P2"><text:span text:style-name="T13">–</text:span> Шутишь? <text:span text:style-name="T13">–</text:span> Селестия скосила на меня фиалковый глаз, продолжая колдовать с мешочком. <text:span text:style-name="T13">–</text:span> Ты бы потом не захотел бы видеть меня от перенесенного унижения.</text:p>
      <text:p text:style-name="P2"/>
      <text:p text:style-name="P2"><text:span text:style-name="T13">–</text:span> А дальше всё было хуже, намного хуже...</text:p>
      <text:p text:style-name="P2"/>
      <text:p text:style-name="P1"/>
      <text:p text:style-name="P2"/>
      <text:p text:style-name="P4">***</text:p>
      <text:p text:style-name="P15"/>
      <text:p text:style-name="P2"><text:span text:style-name="T13">&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3">&gt;</text:span></text:p>
      <text:p text:style-name="P15"/>
      <text:h text:style-name="P188" text:outline-level="2">Рейд пони-рэйнджеров</text:h>
      <text:p text:style-name="P2"/>
      <text:p text:style-name="P30">(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3">–</text:span> Тьфу ты, б-бестия! <text:span text:style-name="T13">–</text:span> Мэдтроттер принялся протирать окровавленное лезвие. <text:span text:style-name="T13">–</text:span> Впервые такую тварь встречаю.</text:p>
      <text:p text:style-name="P2"><text:span text:style-name="T13">–</text:span> Не думаю, что она появится ещё. <text:span text:style-name="T13">–</text:span> Калрус вслушивался в лесной шум. Уши его поворачивались по ветру. <text:span text:style-name="T13">–</text:span> Ты её хорошенько угостил. По первому разряду!</text:p>
      <text:p text:style-name="P2"><text:span text:style-name="T13">–</text:span> У нас, в Аппалузе, это называется “салют легионера”, <text:span text:style-name="T13">–</text:span> усмехнулся Хорст. <text:span text:style-name="T13">–</text:span> Мало кто из врагов его переживает.</text:p>
      <text:p text:style-name="P2"><text:span text:style-name="T13">–</text:span> Первым дежуришь ты, Мэдди. Потом я. Калрус <text:span text:style-name="T13">—</text:span> последним, <text:span text:style-name="T13">–</text:span> решил я. <text:span text:style-name="T1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3">–</text:span> Что за чертовщина? <text:span text:style-name="T13">–</text:span> Мэдтроттер трогал копытом лежащую на земле плеть лианы, которая медленно уползала в чащу, сворачиваясь в колючий клубок.</text:p>
      <text:p text:style-name="P2"><text:span text:style-name="T13">–</text:span> Не нравится мне это, <text:span text:style-name="T13">–</text:span> пробормотал Калрус, стряхивая с крыла зелёную плеть, свесившуюся с дерева и попытавшуюся обвить его махательный сустав. <text:span text:style-name="T1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3">–</text:span> Да уж, <text:span text:style-name="T13">–</text:span> Мэдтроттер обнажил алебарду и закрепил её на ноге остриём вверх. <text:span text:style-name="T1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3">–</text:span> Шанту?</text:p>
      <text:p text:style-name="P2"><text:span text:style-name="T13">–</text:span> Ваше Высочество? Мы никогда не встречали такое существо раньше и я…</text:p>
      <text:p text:style-name="P2"><text:span text:style-name="T1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3">–</text:span> Хотя кое-кто за за тысячу лет воздержания накопил столько силы, что может жонглировать планетами, не думаю, что он <text:span text:style-name="T13">&lt;</text:span><text:span text:style-name="T25">вот эту-то энергию Дискорд и потратил на превращение в дракона в мире Терры</text:span><text:span text:style-name="T1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3">&lt;</text:span><text:span text:style-name="T27">Добавить кокатрикса, мантикору и древесных волков. Тентаклианы переименовать в пландерсиды</text:span><text:span text:style-name="T13">&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3">–</text:span> Что за ерунда? <text:span text:style-name="T1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3">–</text:span> Не знаю, что за ерунда, но теперь становится ясно, откуда тут те черепа. <text:span text:style-name="T13">–</text:span> Я вытер накрыльный нож о траву и показал на две продолговатости, тускло белевшие в траве у самого ствола граба. <text:span text:style-name="T1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3">–</text:span> Пхе, будет несколько <text:span text:style-name="T13">—</text:span> выберешь для них самый подходящий! <text:span text:style-name="T1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3">&lt;</text:span><text:span text:style-name="T26">короткий</text:span><text:span text:style-name="T1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3">–</text:span> Ходят слухи, Стар <text:span text:style-name="T1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3">–</text:span> Мечтательно разглагольствовал Калрус.</text:p>
      <text:p text:style-name="P2"><text:span text:style-name="T13">–</text:span> Смотри, как бы ты сам после такой встречи не стал чудным материалом для <text:s/>чудовища, <text:span text:style-name="T13">–</text:span> проворчал Мэдтроттер. <text:span text:style-name="T1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3">–</text:span> Странно, кто-то ходил к замку после того, как он был заброшен, <text:span text:style-name="T13">–</text:span> пробормотал Мэдтроттер. <text:span text:style-name="T1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3">–</text:span> Дискорд! Что их убило? <text:span text:style-name="T13">–</text:span> присвистнул обошедший Хорста с другой стороны Калрус.</text:p>
      <text:p text:style-name="P2"><text:span text:style-name="T13">–</text:span> Что бы их ни убило, нам с этим знакомиться ни к чему, <text:span text:style-name="T13">–</text:span> пробормотал Мэдтроттер озираясь. <text:span text:style-name="T1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3">–</text:span> Это королевский конвой. Такие были на службе у принцесс ещё лет двадцать назад, до Раздора.</text:p>
      <text:p text:style-name="P2"><text:span text:style-name="T13">–</text:span> Такое впечатление, что… <text:span text:style-name="T1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3">–</text:span> ...тут была засада <text:span text:style-name="T1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3">—</text:span> туда мы и помчались, сопровождаемые хлопками и свистом вращающихся шаров.</text:p>
      <text:p text:style-name="P4">***</text:p>
      <text:p text:style-name="P2"><text:span text:style-name="T13">–</text:span> Откуда там останки пегасов? Кто мог поймать их там? Они могут уйти от любой засады.</text:p>
      <text:p text:style-name="P2"><text:span text:style-name="T13">–</text:span> Не знаю, как насчёт летунов, принцессса, но когда мы осматривали кости, на нас было совершено нападение...</text:p>
      <text:p text:style-name="P2"><text:span text:style-name="T13">–</text:span> Вот как? На королевскую стражу в центре Эквестрии? Кто же это был?</text:p>
      <text:p text:style-name="P2"><text:span text:style-name="T13">–</text:span> Лианы, принцесса. <text:span text:style-name="T13">–</text:span> Кимеринн отчеканил последнюю фразу, глядя прямо перед собой. <text:span text:style-name="T1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3">– </text:span>сорок. Мы назвали их <text:span text:style-name="T13">&lt;</text:span><text:span text:style-name="T26">???</text:span><text:span text:style-name="T13">&gt;</text:span></text:p>
      <text:p text:style-name="P2">Луна обошла Кимеринна. </text:p>
      <text:p text:style-name="P2"><text:span text:style-name="T13">–</text:span> У вас рассечен бок. И колотая рана на шее.</text:p>
      <text:p text:style-name="P2"><text:span text:style-name="T13">–</text:span> Не уследил за лианой, Ваше Высочество. Ерунда. Калрус вовремя отсёк плеть. <text:span text:style-name="T13">–</text:span> Голубые глаза Кимеринна смотрели прямо сквозь Луну, не мигая.</text:p>
      <text:p text:style-name="P2"><text:span text:style-name="T1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3">–</text:span> Я ценю вашу службу и хочу достойно наградить вас. Спрашивайте.</text:p>
      <text:p text:style-name="P2"><text:span text:style-name="T13">–</text:span> Мне… мне ничего не нужно, Ваше Высочество. <text:span text:style-name="T1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3">–</text:span> Кимеринн, вы окажете своей принцессе услугу, если согласитесь <text:s/>принять от неё награду! <text:span text:style-name="T13">–</text:span> Если бы он понял… Как когда-то понял Амарок… Аликорны <text:span text:style-name="T13">—</text:span> тоже живые существа. И они очень одиноки…</text:p>
      <text:p text:style-name="P2"><text:span text:style-name="T13">–</text:span> Хорошо, Ваше Высочество. <text:span text:style-name="T13">–</text:span> Кимеринн смотрел не мигая в точку прямо перед собой. <text:span text:style-name="T13">–</text:span> Я хочу… в награду… обращаться к вам на “ты”!</text:p>
      <text:p text:style-name="P2">Туман застилал глаза Луне. Она смотрела на него <text:span text:style-name="T1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3">–</text:span> Ну что же… Я рада оказать такую услугу… Тебе…</text:p>
      <text:p text:style-name="P2"><text:span text:style-name="T13">–</text:span> Принцесса…</text:p>
      <text:p text:style-name="P2"><text:span text:style-name="T13">–</text:span> Луна, мой дорогой. Для тебя <text:span text:style-name="T13">—</text:span> Луна…</text:p>
      <text:p text:style-name="P2">...</text:p>
      <text:p text:style-name="P2"/>
      <text:h text:style-name="P188" text:outline-level="2">Рейд пони-рэйнджеров-2 (<text:span text:style-name="T2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3">&lt;</text:span><text:span text:style-name="T26">гидрорысью</text:span><text:span text:style-name="T13">&gt;</text:span> и нападением <text:span text:style-name="T13">&lt;</text:span><text:span text:style-name="T26">тентаклиан</text:span><text:span text:style-name="T13">&gt;</text:span> казался мне ещё опаснее. А если этот корабль обследовать как следует…</text:p>
      <text:p text:style-name="P2"><text:span text:style-name="T13">–</text:span> Заночуем внутри. - <text:span text:style-name="T1">р</text:span>ешил я.</text:p>
      <text:p text:style-name="P2"><text:span text:style-name="T13">&lt;</text:span><text:span text:style-name="T26">Нужен ли тут самолёт? Нужен артефакт из Fallout Equestria - летучий корабль</text:span>?<text:span text:style-name="T13">&gt;</text:span></text:p>
      <text:p text:style-name="P2">Утро встретило нас туманом. Я пытался рассмотреть руины замка на противоположном берегу.</text:p>
      <text:p text:style-name="P2"><text:span text:style-name="T13">–</text:span> Идти опасно. Засаду прозевать <text:span text:style-name="T13">—</text:span> как два пера об мостовую. Хорст, я слетаю в разведку. Не нравится мне это болото.</text:p>
      <text:p text:style-name="P2"><text:span text:style-name="T1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3">–</text:span> Заметил что-то. <text:span text:style-name="T13">–</text:span> Хорст приставил копыто ко лбу, пытаясь рассмотретьчто-то против солнца. <text:span text:style-name="T1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3">–</text:span> Поворачивайте, уходите от болота! <text:span text:style-name="T1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3">–</text:span> Не в крыло, а в ногу, <text:span text:style-name="T13">–</text:span> проворчал я, стаскивая зубами с задней ноги толстую плеть плюща, гладко отрубленную стилетом. <text:span text:style-name="T1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3">– </text:span>Схватил бы за крыло <text:span text:style-name="T13">—</text:span> я бы не вырвался.</text:p>
      <text:p text:style-name="P2">Я взглянул вверх. На металлической стенке чётко отпечатались четыре полукруга копыт. </text:p>
      <text:p text:style-name="P2"><text:span text:style-name="T13">–</text:span> И пришлось бы тебе за меня во дворце отдуваться.</text:p>
      <text:p text:style-name="P2"><text:span text:style-name="T13">–</text:span> Нашел что-нибудь интересное в развалинах?</text:p>
      <text:p text:style-name="P2"><text:span text:style-name="T13">–</text:span> А как же! Странное такое. Похожее на обезьяну. Но стройнее и грациознее. И оно было одето…</text:p>
      <text:p text:style-name="P2"><text:span text:style-name="T13">–</text:span> Одето?</text:p>
      <text:p text:style-name="P2"><text:span text:style-name="T13">–</text:span> Да, в потёртые джинсы и куртку. И на спине было что-то вроде перемётной сумки. Не успел как следует расмотреть <text:span text:style-name="T13">—</text:span> оно скрылось в кустах. Что его отличало от обезьяны <text:span text:style-name="T1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3">–</text:span> Ещ одно неизвестное чудовище! <text:s/>Что-то их тут много развелось.</text:p>
      <text:p text:style-name="P2">Я крепко задумался. Принцесса приказывала <text:span text:style-name="T13">—</text:span> нет, не приказывала <text:span text:style-name="T1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3">–</text:span> Куда идём, Кэп? <text:span text:style-name="T1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3">–</text:span> Вы ведь в неопасное место идёте, да?</text:p>
      <text:p text:style-name="P2"><text:span text:style-name="T13">–</text:span> Да, Силк Мэйн, в неопасное.</text:p>
      <text:p text:style-name="P2"><text:span text:style-name="T1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3">–</text:span> Силк, не волнуйся, если будет опасно, мы сразу же повернём. (И пойдём другой дорогой <text:span text:style-name="T13">—</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3">—</text:span> ничтожны.</text:p>
      <text:p text:style-name="P2"><text:span text:style-name="T13">–</text:span> Возвращаемся, Мэдди, <text:span text:style-name="T13">–</text:span> решил я. <text:span text:style-name="T1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8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3">–</text:span> Пони умеют переносить тяготы, Макс. <text:span text:style-name="T1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3">&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2"><text:span text:style-name="T13">&lt;</text:span><text:span text:style-name="T2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3">&gt;</text:span></text:p>
      <text:p text:style-name="P2"/>
      <text:p text:style-name="P2"/>
      <text:p text:style-name="P2"/>
      <text:p text:style-name="P2"><text:span text:style-name="T13">–</text:span> Тия, я…</text:p>
      <text:p text:style-name="P2"><text:span text:style-name="T13">–</text:span> Не говори ничего! Твайлайт нашла в архиве северного крыла полузаконченное заклинание <text:span text:style-name="T13">C</text:span>вирла Бородатого. “Защита от неведомой угрозы” <text:span text:style-name="T13">—</text:span> так он назвал его. Синопсис восстановить не удалось <text:span text:style-name="T13">—</text:span> Свирл записал его на некачественной бумаге. Треть заклинания Твайли восстановила экстраполяцией <text:span text:style-name="T1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3">—</text:span> всего лишь появился ты! <text:span text:style-name="T13">–</text:span> это слово Селестия выдохнула мне в лицо, буквально ткнув меня носом. <text:span text:style-name="T13">–</text:span> И всё это время я думала <text:span text:style-name="T13">—</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3">–</text:span> Селестия отвернулась от меня. Я протянул руку и осторожно поправил локон переливающейся гривы. <text:span text:style-name="T1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3">–</text:span> Я не смогу сделать тебя счастливой, Тия, <text:span text:style-name="T13">–</text:span> я покачал головой. <text:span text:style-name="T13">– </text:span>Я не знаю, чем вам помочь. Скорее всего, я попал сюда случайно.</text:p>
      <text:p text:style-name="P2"><text:span text:style-name="T13">–</text:span> Я так и думала, <text:span text:style-name="T13">–</text:span> кивнула головой Селестия. <text:span text:style-name="T1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14"/>
      <text:p text:style-name="P56">Она вытянула шею и начала по очереди сгибать-разгибать ноги, разминая суставы.</text:p>
      <text:p text:style-name="P56"><text:span text:style-name="T13">–</text:span> Слишком поздно, <text:span text:style-name="T13">–</text:span> пробормотала она, глядя через панорамное окно на ночное небо. <text:span text:style-name="T13">–</text:span> Даже, скорее, рано. Сестра скоро вернётся.</text:p>
      <text:p text:style-name="P2"/>
      <text:p text:style-name="P2"><text:span text:style-name="T13">–</text:span> Макс, <text:span text:style-name="T13">–</text:span> обернулась она ко мне, <text:span text:style-name="T1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88" text:outline-level="2"/>
      <text:h text:style-name="P18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7"/>
      <text:h text:style-name="P188" text:outline-level="2">Первый сеанс двойного сна. Рэрити</text:h>
      <text:p text:style-name="P2"/>
      <text:p text:style-name="P2"><text:span text:style-name="T13">&lt;</text:span><text:span text:style-name="T2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6">Сон одновременно смотрели Рэрити, Пинки и РД. Флатти и ЭйДжей не успели подойти вовремя, т.к. жили за городом.</text:span><text:span text:style-name="T13">&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3">–</text:span> Кровать для тебя маловата, Макс, <text:span text:style-name="T13">–</text:span> извиняющимся тоном сообщила Твайлайт. <text:span text:style-name="T13">–</text:span> Мы сдвинули два матраса на полу. Вы с Рэрити должны поместиться.</text:p>
      <text:p text:style-name="P2"><text:span text:style-name="T13">–</text:span> Может, и поместимся. Но, вообще, я во сне верчусь.</text:p>
      <text:p text:style-name="P2"><text:span text:style-name="T13">–</text:span> Не страшно, ты не успеешь… <text:span text:style-name="T13">–</text:span> её слова были заглушены звоном входного колокольчика. Хлопнула дверь и в читальный зал вошла светлая единорожка.</text:p>
      <text:p text:style-name="P2"><text:span text:style-name="T1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3">—</text:span> всё это придавало Рэрити неожиданный шарм.</text:p>
      <text:p text:style-name="P2"><text:span text:style-name="T13">–</text:span> Рэрити, ты выглядишь… Замечательно выглядишь! <text:span text:style-name="T13">–</text:span> растерянно пролепетала Твайлайт.</text:p>
      <text:p text:style-name="P2"><text:span text:style-name="T13">–</text:span> Дааааааа… Замечательно! <text:span text:style-name="T13">–</text:span> наконец-то смог закрыть рот <text:span text:style-name="T1">и втянуть слюни </text:span>Спайк.</text:p>
      <text:p text:style-name="P2"><text:span text:style-name="T1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3">–</text:span> смущённо сказала Рэрити, глядя мимо меня своими фиолетовыми глазами.</text:p>
      <text:p text:style-name="P2"><text:span text:style-name="T13">–</text:span> Спасибо, Рэрити. Ты выглядишь потрясно. <text:span text:style-name="T1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3">–</text:span> Ну что же, если готовы <text:span text:style-name="T1">—</text:span> ложитесь на матрас и расслабьтесь. Вы должны касаться друг-друга. <text:span text:style-name="T1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3">–</text:span> Готовы? <text:span text:style-name="T13">–</text:span> Спросила Твайлайт.</text:p>
      <text:p text:style-name="P2"><text:span text:style-name="T13">–</text:span> Я готова. <text:span text:style-name="T13">–</text:span> <text:span text:style-name="T1">о</text:span>тозвалась Рэрити.</text:p>
      <text:p text:style-name="P2"><text:span text:style-name="T13">–</text:span> Готов. <text:span text:style-name="T1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88" text:outline-level="2">Сон Макса</text:h>
      <text:p text:style-name="P124"/>
      <text:p text:style-name="P2"><text:span text:style-name="T13">&lt;</text:span><text:span text:style-name="T2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1">–</text:span><text:span text:style-name="T26"> Готова, </text:span><text:span text:style-name="T31">–</text:span><text:span text:style-name="T26"> процедила она.</text:span><text:span text:style-name="T13">&gt;</text:span></text:p>
      <text:p text:style-name="P4">***</text:p>
      <text:p text:style-name="P2"><text:span text:style-name="T13">–</text:span> Вставай, Макс! <text:span text:style-name="T13">–</text:span> Маленькое копыто надавливало мне на грудь, делая энергичные круговые движения.</text:p>
      <text:p text:style-name="P2"><text:span text:style-name="T13">–</text:span> Твайлайт? <text:span text:style-name="T13">–</text:span> Взгляд сфокусировался на лавандовой единорожке, озабоченно осматривающей меня и продолжающей массаж в области сердца.</text:p>
      <text:p text:style-name="P2"><text:span text:style-name="T13">–</text:span> Мне не понравился цвет твоей мордочки. Ты стал слишком бледный. Я решила прервать твой сон. Как ты себя ...</text:p>
      <text:p text:style-name="P2"><text:span text:style-name="T13">–</text:span> … чувствуешь, дорогая Рэрити?! Я могу чем-нибудь помочь? Вот, выпей воды! <text:span text:style-name="T13">–</text:span> <text:span text:style-name="T1">д</text:span>ракончик метался вокруг светлой единорожки, в волнении заламывая лапки.</text:p>
      <text:p text:style-name="P2"><text:span text:style-name="T13">–</text:span> Спасибо, Спайк! Ты очень любезен! <text:span text:style-name="T13">–</text:span> Рэрити приподнялась на матрасе и сделала пару глотков из услужливо поднесенного Спайком стакана.</text:p>
      <text:p text:style-name="P2"><text:span text:style-name="T13">–</text:span> Я в порядке. Что-то удалось узнать? <text:span text:style-name="T13">–</text:span> обратился я к Рэрити.</text:p>
      <text:p text:style-name="P2"><text:span text:style-name="T13">–</text:span> Я всё расскажу, <text:span text:style-name="T13">–</text:span> кивнула единорожка. <text:span text:style-name="T1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3">–</text:span> Годится, <text:span text:style-name="T13">–</text:span> кивнула Твайлайт. <text:span text:style-name="T13">–</text:span> Тогда до завтрашнего вечера каждый свободен и занимается своими делами.</text:p>
      <text:p text:style-name="P2"><text:span text:style-name="T13">– </text:span>Да, Макс?</text:p>
      <text:p text:style-name="P2"><text:span text:style-name="T1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3">–</text:span> Я помогу-у-у-у! <text:span text:style-name="T13">–</text:span> <text:span text:style-name="T1">з</text:span>апрыгала на месте Пинки.</text:p>
      <text:p text:style-name="P2"><text:span text:style-name="T13">–</text:span> Я помогу! <text:span text:style-name="T13">–</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3">–</text:span> Я первая предложила! <text:span text:style-name="T13">–</text:span> возмутилась Пинки.</text:p>
      <text:p text:style-name="P2"><text:span text:style-name="T13">–</text:span> Предложила не ты, а Твайлайт. <text:span text:style-name="T13">–</text:span> <text:span text:style-name="T1">п</text:span>арировала Рэйнбоу Дэш.</text:p>
      <text:p text:style-name="P2"><text:span text:style-name="T13">–</text:span> Не ссорьтесь, <text:span text:style-name="T1">кобылки</text:span>! Давайте сегодня мне показывает Понивилль Пинки, а завтра <text:span text:style-name="T1">—</text:span> ты, Рэйнбоу. <text:span text:style-name="T13">–</text:span> <text:span text:style-name="T1">п</text:span>редложил я. <text:span text:style-name="T13">–</text:span> Годится?</text:p>
      <text:p text:style-name="P2"><text:span text:style-name="T13">–</text:span> Лады. <text:span text:style-name="T13">–</text:span> проворчала пегаска. <text:span text:style-name="T13">–</text:span> Приходи завтра на девять к библиотеке. Нет, лучше на десять.</text:p>
      <text:p text:style-name="P2"><text:span text:style-name="T13">–</text:span> Хорошо, Рэйнбоу Дэш. Договорились.</text:p>
      <text:p text:style-name="P2"><text:span text:style-name="T13">–</text:span> Пошли-пошли-пошли-пошли, <text:span text:style-name="T13">–</text:span> подталкивала меня головой к выходу Пинки. <text:span text:style-name="T1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8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3">–</text:span> <text:span text:style-name="T1">э</text:span>нергия Пинки была неиссякаема.</text:p>
      <text:p text:style-name="P2"><text:span text:style-name="T13">–</text:span> Ффух! Дай отдышаться.</text:p>
      <text:p text:style-name="P2"><text:span text:style-name="T13">–</text:span> Устал? <text:span text:style-name="T13">–</text:span> <text:span text:style-name="T1">у</text:span>частливо спросила Пинки.</text:p>
      <text:p text:style-name="P2"><text:span text:style-name="T1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3">–</text:span> Да? Тогда пойдём перекусим.</text:p>
      <text:p text:style-name="P2">Манерный пони-оффициант выслушал наши пожелания и удалился.</text:p>
      <text:p text:style-name="P2"><text:span text:style-name="T13">–</text:span> А какой у тебя был образ жизни?</text:p>
      <text:p text:style-name="P2"><text:span text:style-name="T13">–</text:span> В основном, <text:span text:style-name="T1">э</text:span>сидячий.</text:p>
      <text:p text:style-name="P2"><text:span text:style-name="T1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3">–</text:span> А у нас сидячая работа в порядке вещей.</text:p>
      <text:p text:style-name="P2"><text:span text:style-name="T13">–</text:span> Ужас-ужас! <text:span text:style-name="T13">–</text:span> Пинки прижала копыта передних ног к голове. <text:span text:style-name="T1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3">&lt;</text:span><text:span text:style-name="T26">Рэйнбоу объясняет Максу, почему Пинки расплатилась за него </text:span><text:span text:style-name="T27">—</text:span><text:span text:style-name="T26"> и вспоминает, что когда-то уже объясняла нечто подобное (Леро)</text:span></text:p>
      <text:p text:style-name="P2"/>
      <text:h text:style-name="P188" text:outline-level="2"/>
      <text:p text:style-name="P124"/>
      <text:p text:style-name="P124"/>
      <text:p text:style-name="P2"><text:span text:style-name="T13">&lt;</text:span><text:span text:style-name="T26">Подходя к замку Принцесс, Дэш рассказывает Максу обо сне, который она утаила - с Леро.</text:span><text:span text:style-name="T13">&gt;</text:span> </text:p>
      <text:p text:style-name="P2"><text:span text:style-name="T13">&lt;</text:span><text:span text:style-name="T26">Кто следующий готов рассказывать?</text:span></text:p>
      <text:p text:style-name="P32">Пинки дёрнулась на месте, но промолчала.</text:p>
      <text:p text:style-name="P2"><text:span text:style-name="T31">–</text:span><text:span text:style-name="T26"> Я расскажу, - шагнула вперёд радужная пегаска. </text:span><text:span text:style-name="T31">–</text:span><text:span text:style-name="T26"> Хотя вряд ли ты узнаешь что-то полезное. Там галиматья какая-то…</text:span><text:span text:style-name="T13">&gt;</text:span></text:p>
      <text:p text:style-name="P2"><text:span text:style-name="T13">&lt;</text:span><text:span text:style-name="T26">После рассказа РД рассказывает Пинки. При расказе становится ясно её безумие </text:span><text:span text:style-name="T31">—</text:span><text:span text:style-name="T26"> она становится Пинкаминой из-за её сна </text:span><text:span text:style-name="T31">—</text:span><text:span text:style-name="T26"> “Кексиков”. Также она видит во сне центр Эгрегора Эквестрии </text:span><text:span text:style-name="T31">—</text:span><text:span text:style-name="T26"> Селестию. И она видит, как Селестия превращается в набор цифр и уходит в экран </text:span><text:span text:style-name="T31">—</text:span><text:span text:style-name="T26"> в мир Терры.</text:span></text:p>
      <text:p text:style-name="P32">После чего происходит исчезновение Селестии. Макс + Шестёрка (без Пинки и Рэрити <text:span text:style-name="T13">—</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6">В мире Терры они ищут Селестию. В конце-концов Макс находит её в кибермозге </text:span><text:span text:style-name="T31">—</text:span><text:span text:style-name="T2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6"> Эгрегором Эквестрии. После чего пееренос на Землю на 10 лет назад. Начало написания “Последнего фанфика”.</text:span><text:span text:style-name="T13">&gt;</text:span></text:p>
      <text:p text:style-name="P15"/>
      <text:p text:style-name="P2"><text:span text:style-name="T13">–</text:span> Ну ладно, посижу ночью над книгами. Кто следующий? <text:span text:style-name="T13">– </text:span>Твайлайт посмотрела на Пинки, но та только тёрла копытом висок и морщила лоб, словно пытаясь что-то вспомнить.</text:p>
      <text:p text:style-name="P2"><text:span text:style-name="T13">–</text:span> Я расскажу, - шагнула вперёд радужная пегаска. <text:span text:style-name="T13">–</text:span> Хотя вряд ли ты узнаешь что-то полезное. Там дискордовщина какая-то…</text:p>
      <text:p text:style-name="P2"/>
      <text:h text:style-name="P188" text:outline-level="2"/>
      <text:p text:style-name="P4">***</text:p>
      <text:p text:style-name="P2"><text:span text:style-name="T13">–</text:span> А дальше ты спихнула меня с него и стала приводить его в чувство. <text:span text:style-name="T13">–</text:span> <text:span text:style-name="T1">з</text:span>акончила рассказа Рэйнбоу Дэш.</text:p>
      <text:p text:style-name="P2"><text:span text:style-name="T13">–</text:span> Хм. Несколько эпизодов, включая рекурсивный сон. И опять сфера из светящихся точек. <text:span text:style-name="T13">–</text:span> <text:span text:style-name="T1">о</text:span>тметила Твайлайт.</text:p>
      <text:p text:style-name="P2"><text:span text:style-name="T13">–</text:span> Что такое “рекурсивный сон”?</text:p>
      <text:p text:style-name="P2"><text:span text:style-name="T1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3">–</text:span> <text:span text:style-name="T1">п</text:span>овернулась Твайлайт к розовой земнопони.</text:p>
      <text:p text:style-name="P2"/>
      <text:h text:style-name="P18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3">–</text:span> И в твоём мире нет пони-пегасов и пони-единорогов? Есть только земнопони? <text:span text:style-name="T13">–</text:span> допытывалась РД.</text:p>
      <text:p text:style-name="P2"><text:span text:style-name="T1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3">&lt;</text:span><text:span text:style-name="T27">название</text:span><text:span text:style-name="T1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3">–</text:span> Ну хорошо, а кто вами правит? Аликорн? Драконикус? Какой-нибудь человек с рогом во лбу? Или у вас нет правителя?</text:p>
      <text:p text:style-name="P2"><text:span text:style-name="T13">–</text:span> Нет, почему? Правитель есть. Только он не постоянный. Его избирают. Раз в несколько лет.</text:p>
      <text:p text:style-name="P2"><text:span text:style-name="T13">–</text:span> Но это же полная ерунда! <text:span text:style-name="T13">–</text:span> <text:span text:style-name="T1">в</text:span>оскликнула Д<text:span text:style-name="T1">эш</text:span>. <text:span text:style-name="T13">–</text:span> С какой стати он будет заботиться о королевстве как о своём, если будет знать, что через несколько лет оно будет не его? <text:span text:style-name="T13">&lt;</text:span><text:span text:style-name="T27">изменить причину удивления</text:span><text:span text:style-name="T1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3">–</text:span> Хм. Узнаю походку Твайлайт. Что-то случилось. <text:span text:style-name="T13">–</text:span> заметила <text:span text:style-name="T1">пегаска</text:span>.</text:p>
      <text:p text:style-name="P2">И впрямь, на запыхавшейся единорожке лица не было.</text:p>
      <text:p text:style-name="P2"><text:span text:style-name="T13">–</text:span> Она исчезла!!! <text:span text:style-name="T13">–</text:span> Твайлайт не могла отдышаться.</text:p>
      <text:p text:style-name="P2"><text:span text:style-name="T13">–</text:span> Кто <text:span text:style-name="T1">—</text:span> она??? <text:span text:style-name="T13">–</text:span> <text:span text:style-name="T1">х</text:span>ором воскликнули мы и переглянулись.</text:p>
      <text:p text:style-name="P2"><text:span text:style-name="T13">–</text:span> Прин-цес-са Се-лес-ти-я! <text:span text:style-name="T13">–</text:span> <text:span text:style-name="T1">п</text:span>о слогам отчеканила Твайлайт. <text:span text:style-name="T13">–</text:span> Только это между нами. Государственная тайна. Нас вызывают в Кантерлот.</text:p>
      <text:p text:style-name="P2"><text:span text:style-name="T13">–</text:span> Ну и дела, <text:span text:style-name="T13">–</text:span> покачала головой Д<text:span text:style-name="T1">эш</text:span>. <text:span text:style-name="T13">–</text:span> Я слетаю за остальными. Мы ещё успеем на вечерний поезд.</text:p>
      <text:p text:style-name="P2"><text:span text:style-name="T1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3">–</text:span> Рада видеть вас, мои дорогие, <text:span text:style-name="T13">–</text:span> поприветствовала Луна кобылок. Я удостоился едва заметного кивка. <text:span text:style-name="T13">–</text:span> А где элементы Щедрости и Веселья?</text:p>
      <text:p text:style-name="P2"><text:span text:style-name="T13">–</text:span> Рэрити осталась ухаживать за Пинки. Та очень больна, <text:span text:style-name="T13">–</text:span> выступила за всех Твайлайт. <text:span text:style-name="T13">–</text:span> Что произошло? Стража сказала нам…</text:p>
      <text:p text:style-name="P2"><text:span text:style-name="T13">–</text:span> Увы, они не солгали. Моя сестра пропала вчера утром. Стража видела её накануне вечером, но утром нашли только примятую постель. Я знаю, <text:span text:style-name="T13">–</text:span> тут Луна повернулась ко мне и с едва заметным сарказмом продолжила, <text:span text:style-name="T1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3">–</text:span> Не могу ничем помочь. Я знаю не больше твоего.</text:p>
      <text:p text:style-name="P2">Луна как будто ожидала такой ответ.</text:p>
      <text:p text:style-name="P2"><text:span text:style-name="T13">–</text:span> В таком случае мне понадобится твоя помощь, <text:span text:style-name="T13">–</text:span> Луна кивнула Твайлайт. <text:span text:style-name="T13">–</text:span> Ты была её ближайшей и лучшей ученицей и, я надеюсь, поможешь понять мне, где она находится сейчас.</text:p>
      <text:p text:style-name="P2"><text:span text:style-name="T13">–</text:span> Приложу все усилия, Ваше Высочество. Но мне понадобится провести некоторое время в библиотеке Кантерлота.</text:p>
      <text:p text:style-name="P2"><text:span text:style-name="T1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88" text:outline-level="2">Поиск решения</text:h>
      <text:p text:style-name="P124"/>
      <text:p text:style-name="P2"><text:span text:style-name="T1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3">&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3">&gt;</text:span></text:p>
      <text:p text:style-name="P15"/>
      <text:p text:style-name="P2"><text:span text:style-name="T13">&lt;</text:span><text:span text:style-name="T2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6"> Луна создаёт обратный коридор в срок.</text:span><text:span text:style-name="T13">&gt;</text:span></text:p>
      <text:p text:style-name="P2"/>
      <text:h text:style-name="P18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3">—</text:span> виднелось под листвой плюща.</text:p>
      <text:p text:style-name="P2">“Откуда здесь взялся рухнувший Боинг?” <text:span text:style-name="T13">&lt;</text:span><text:span text:style-name="T27">Дуглас </text:span><text:span text:style-name="T31">—</text:span><text:span text:style-name="T27"> </text:span><text:span text:style-name="T31">DC-3</text:span><text:span text:style-name="T1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3">&lt;</text:span><text:span text:style-name="T26">высоко летать нельзя из-за молний</text:span><text:span text:style-name="T13">&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3">—</text:span> помогают идти Твайлайт. Макс и Дэш <text:span text:style-name="T1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3">&lt;</text:span><text:span text:style-name="T26">двухмесячной</text:span><text:span text:style-name="T13">&gt;</text:span> давности осталось лишь направление движения.</text:p>
      <text:p text:style-name="P2">И опять, как <text:span text:style-name="T13">&lt;</text:span><text:span text:style-name="T26">два</text:span><text:span text:style-name="T1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3">&lt;</text:span><text:span text:style-name="T26">основного потока</text:span><text:span text:style-name="T1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3">&lt;</text:span><text:span text:style-name="T2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2"/>
      <text:h text:style-name="P18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3">&lt;</text:span><text:span text:style-name="T26">три месяца</text:span><text:span text:style-name="T1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3">&gt;</text:span>\Привет, Нексус. Это Макс.</text:p>
      <text:p text:style-name="P2"><text:soft-page-break/><text:span text:style-name="T13">&lt;\</text:span>Привет, Макс. Рад тебя видеть.</text:p>
      <text:p text:style-name="P23">Хм. Блок эмоций? Или просто модификация стандартного приветствия?</text:p>
      <text:p text:style-name="P2"><text:span text:style-name="T13">&gt;\</text:span>Нексус, отключи память событий за последнюю неделю.</text:p>
      <text:p text:style-name="P2"><text:span text:style-name="T13">&lt;\</text:span>Выполнено, Макс.</text:p>
      <text:p text:style-name="P2"><text:span text:style-name="T13">&gt;</text:span>\Задача по корпоративной логике. Выдай наиболее оптимальное решение.</text:p>
      <text:p text:style-name="P2"><text:span text:style-name="T13">&lt;\</text:span>Жду с нетерпением, Макс.</text:p>
      <text:p text:style-name="P2"><text:span text:style-name="T13">&gt;\</text:span>Постановка задачи.</text:p>
      <text:p text:style-name="P2"><text:span text:style-name="T1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3">&gt;\</text:span>Ограничения.</text:p>
      <text:p text:style-name="P2"><text:span text:style-name="T13">&gt;\</text:span>Ты не можешь подать в суд на компанию Б и ждать результатов, так как за время разбирательства компания А обанкротится.</text:p>
      <text:p text:style-name="P2"><text:span text:style-name="T13">&gt;\</text:span>Задание.</text:p>
      <text:p text:style-name="P2"><text:span text:style-name="T1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3">&lt;\</text:span>Задача принята...</text:p>
      <text:p text:style-name="P2"><text:span text:style-name="T13">&lt;\</text:span>...</text:p>
      <text:p text:style-name="P2"><text:span text:style-name="T13">&lt;\</text:span>...</text:p>
      <text:p text:style-name="P2"><text:span text:style-name="T13">&lt;\</text:span>Решение:</text:p>
      <text:p text:style-name="P2"><text:span text:style-name="T13">&lt;\&lt;</text:span><text:span text:style-name="T26">Не следует противопоставлять злу ещё большее зло - это только усилит его — </text:span><text:span text:style-name="T27">кодовая фраза</text:span><text:span text:style-name="T3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3">&lt;</text:span><text:span text:style-name="T26">трёх</text:span><text:span text:style-name="T1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3">&lt;</text:span><text:span text:style-name="T26">три месяца</text:span><text:span text:style-name="T1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3">&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3">&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8" text:outline-level="2">Безнадёжность</text:h>
      <text:p text:style-name="P15">&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3">&lt;</text:span><text:span text:style-name="T26">расширить</text:span><text:span text:style-name="T1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3">&lt;</text:span><text:span text:style-name="T26">расширить</text:span><text:span text:style-name="T1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3">&lt;</text:span><text:span text:style-name="T26">клоунов/санта-клаусов</text:span><text:span text:style-name="T13">&gt;</text:span>, подстерегавших меня на подходе к офису. Возвратившись домой я с удивлением обнаружил сзади <text:span text:style-name="T13">&lt;</text:span><text:span text:style-name="T26">пять</text:span><text:span text:style-name="T13">&gt;</text:span>длинную прореху в куртке, <text:span text:style-name="T13">&lt;</text:span><text:span text:style-name="T26">как будто сделанную пятернёй с металлическими когтями</text:span><text:span text:style-name="T13">&gt;</text:span>явно сделанную ударом ножа вдогонку наотмашь <text:span text:style-name="T13">&lt;</text:span><text:span text:style-name="T26">Эпплджек понадобилось два часа, чтобы зашить её</text:span><text:span text:style-name="T1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3">&lt;</text:span><text:span text:style-name="T26">подать фонарь под другим сосусом</text:span><text:span text:style-name="T1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3">&lt;</text:span><text:span text:style-name="T26">уменьшить подозрения — о них должен догадаться Макс</text:span><text:span text:style-name="T1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3">&lt;</text:span><text:span text:style-name="T26">улучшить</text:span><text:span text:style-name="T13">&gt;</text:span>. А тот случай, когда мне пришлось зашивать тебе куртку после нападения убийц <text:span text:style-name="T13">&lt;</text:span><text:span text:style-name="T26">клоунов/санта-клаусов</text:span><text:span text:style-name="T1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8" text:outline-level="2">След?</text:h>
      <text:p text:style-name="P124"/>
      <text:p text:style-name="P2"><text:span text:style-name="T13">&lt;</text:span><text:span text:style-name="T26">сначала эпизод - проверка сумки в серверной</text:span><text:span text:style-name="T13">&gt;</text:span></text:p>
      <text:p text:style-name="P2"><text:span text:style-name="T13">&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3">&lt;</text:span><text:span text:style-name="T26">“Последний Единорог” Питера Бигла</text:span><text:span text:style-name="T1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3">&lt;</text:span><text:span text:style-name="T26">расширить. Перед кафешкой - диалог с Флатти и ЭйДжей. Все думают, что наконец-то нашли Селестию. Все ликуют</text:span><text:span text:style-name="T13">&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3">&lt;</text:span><text:span text:style-name="T26">Расширить сцену в кафе. Ожидание, подьём и… падение ожиданий</text:span><text:span text:style-name="T1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3">&lt;</text:span><text:span text:style-name="T26">упомянуть болезнь Флатти в соответствующем разделе</text:span><text:span text:style-name="T1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8" text:outline-level="2"><text:soft-page-break/>Озарение</text:h>
      <text:p text:style-name="P2"/>
      <text:p text:style-name="P2"><text:span text:style-name="T13">&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9">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13">– </text:span>Ну хорошо. Убедила. В конце-концов, можем поступить так. Вы с Флатти вернётесь обратно а я продолжу поиски здесь.</text:p>
      <text:p text:style-name="P103"><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3">– </text:span>Вы можете связываться со мной раз в месяц по коридору.</text:p>
      <text:p text:style-name="P103"><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oft-page-break/><text:span text:style-name="T1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3">– </text:span>Конечно оставаться. Кто ещё, кроме нас, может найти её?</text:p>
      <text:p text:style-name="P103"><text:span text:style-name="T13">– </text:span>Я думал, ты не сможешь оставить Энджела и всех остальных надолго.</text:p>
      <text:p text:style-name="P103"><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8"><text:span text:style-name="T13">– </text:span>Извини, Флаттершай, забылся.</text:p>
      <text:p text:style-name="P108"><text:span text:style-name="T13">– </text:span>Та ладно, я ж не против, – возразила Эпплджек. – Не парься, Флатти. Было б хуже, если б он <text:s/>назвал меня Эпплджек на людях.</text:p>
      <text:p text:style-name="P108"><text:span text:style-name="T13">– </text:span>Ты так... – запнулась Флаттершай. – Так быстро забыла свою ферму. И...</text:p>
      <text:p text:style-name="P108"><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8"><text:span text:style-name="T13">– </text:span>Как ты можешь так говорить? – расплакалась Флаттершай.</text:p>
      <text:p text:style-name="P108"><text:span text:style-name="T13">– </text:span>Эй, девушки, не ссорьтесь! Мы — одна команда! И надеюсь, останемся ею и в дальнейшем. </text:p>
      <text:list xml:id="list6042006583468645843"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8"><text:span text:style-name="T13">– </text:span>А если нет? – Эпплджек смотрела мне мне прямо в глаза.</text:p>
      <text:list xml:id="list184515336638032" text:continue-numbering="true" text:style-name="L5">
        <text:list-header>
          <text:p text:style-name="P179">Я молча пожал плечами. Эпплджек уверенно продолжила.</text:p>
        </text:list-header>
      </text:list>
      <text:p text:style-name="P108"><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8"><text:span text:style-name="T13">– </text:span>Спасибо, ЭйДжей.</text:p>
      <text:p text:style-name="P108"><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515208032159" text:continue-numbering="true" text:style-name="L5">
        <text:list-header>
          <text:p text:style-name="P179">Флаттершай пробормотала нечто, показавшееся мне знакомым.</text:p>
        </text:list-header>
      </text:list>
      <text:p text:style-name="P108"><text:span text:style-name="T13">– </text:span>Флатти, ты что-то сказала? Я не расслышал.</text:p>
      <text:p text:style-name="P108"><text:span text:style-name="T13">– </text:span>Намерение Изменяет Реальность.</text:p>
      <text:p text:style-name="P108"><text:span text:style-name="T13">– </text:span>Эээ. А где ты слышала эту фразу, если не секрет?</text:p>
      <text:p text:style-name="P108"><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514002776418"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08"><text:span text:style-name="T13">– </text:span>Флатти, ЭйДжей, буду через час. Ждите!</text:p>
      <text:p text:style-name="P103"/>
      <text:h text:style-name="P187" text:outline-level="2">Почти.</text:h>
      <text:p text:style-name="P121"/>
      <text:p text:style-name="P108">В офисе меня встретил лыбящийся Стас.</text:p>
      <text:p text:style-name="P108"><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8">Я уставился на Стаса и он, захлёбываясь от торопливости, начал <text:span text:style-name="T13">расказывать</text:span>.</text:p>
      <text:p text:style-name="P10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8">– Ты его уничтожил?</text:p>
      <text:p text:style-name="P108">– Кого?</text:p>
      <text:p text:style-name="P108">– Этический модуль. Селестию.</text:p>
      <text:p text:style-name="P10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8">– Ты его уничтожил?</text:p>
      <text:p text:style-name="P10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8">– То есть, на домашнем компьютере Влада модуль работает и дальше?</text:p>
      <text:p text:style-name="P108">– Ага. К нему-то у меня доступа нету. Но в кластер к Нексусу он больше не пролезет.</text:p>
      <text:p text:style-name="P108">– Спасибо, Стас. Ты молодец.</text:p>
      <text:p text:style-name="P108">Ниточка, чуть было не прервавшаяся в офисе, повела в квартиру Влада.</text:p>
      <text:p text:style-name="P108"/>
      <text:h text:style-name="P187" text:outline-level="2">Дискорд</text:h>
      <text:p text:style-name="P124"/>
      <text:p text:style-name="P121">Девушки поспешно собирались, пока я растолковывал им задачу.</text:p>
      <text:p text:style-name="P121"><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3">– </text:span>Это тот твой приятель, который разбился с полгода назад? – спросила Эпплджек.</text:p>
      <text:p text:style-name="P121"><text:span text:style-name="T13">– </text:span>Да, это он.</text:p>
      <text:p text:style-name="P121"><text:span text:style-name="T13">– </text:span>А как мы попадём в его квартиру? Там сейчас кто-то живёт? – Флаттершай прыгала на одной ноге, натягивая кед.</text:p>
      <text:p text:style-name="P121"><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26">Найти более природный повод упомянуть о наваре. </text:span><text:soft-page-break/><text:span text:style-name="T26">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26">Плохо написано!</text:span><text:span text:style-name="T13">&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3">– </text:span>Макс, что случилось? У нас проблемы?</text:p>
      <text:p text:style-name="P122"><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3">–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3">– </text:span>Нет нужды. Лучше станьте-ка сзади меня так, чтобы заслонить от этих бабулек и от вооон той камеры наблюдения.</text:p>
      <text:list xml:id="list6384534415840778773"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8">Раздался лёгкий «кряк» и дверь подалась.</text:p>
      <text:p text:style-name="P145"><text:span text:style-name="T13">–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8">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5"><text:span text:style-name="T13">– </text:span>Макс, тут окно разбито! И верёвка какая-то висит. – крикнула Флаттершай из кухни.</text:p>
      <text:p text:style-name="P145"><text:span text:style-name="T13">–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oft-page-break/><text:span text:style-name="T13">–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pan text:style-name="T13">– </text:span>Оп-па! – пробормотала Эпплджек. – Нежданчик!</text:p>
      <text:p text:style-name="P145"><text:span text:style-name="T13">–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3">– </text:span>А почему ты вообще решил искать нас тут? – спросила Эпплджек. – Приехал бы домой. Мы б тебя чаем напоили.</text:p>
      <text:p text:style-name="P125"><text:span text:style-name="T13">–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13">– </text:span>С кем это вы тут разговариваете?</text:p>
      <text:list xml:id="list8391803865501883071" text:style-name="L7">
        <text:list-header>
          <text:p text:style-name="P18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88" text:outline-level="2">Селестия</text:h>
      <text:p text:style-name="P145"/>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text:soft-page-break/>–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 Ффы, тьфу, пффф, пфу! <text:span text:style-name="T13">&lt;</text:span><text:span text:style-name="T26">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7">сюда можно вставить похождения Дискорда — вторая неопубликованная глава. Первая — секс с Селестией</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21">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1">(предполагалось, что он уволился, но, чтобы оставить ему путь к отступлению, назвали увольнение творческим отпуском)</text:span><text:span text:style-name="T13">&gt;</text:span></text:p>
      <text:p text:style-name="P138">– И что? – продолжила его мысль Эпплджек.</text:p>
      <text:p text:style-name="P138">– Эквестрийские <text:span text:style-name="T13">&lt;</text:span><text:span text:style-name="T26">три месяца</text:span><text:span text:style-name="T13">&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34"/>
      <text:h text:style-name="P188"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13">&lt;</text:span><text:span text:style-name="T26">полгода</text:span><text:span text:style-name="T13">&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3" text:outline-level="1">Беседа за столиком в ночи</text:h>
      <text:p text:style-name="P105">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3">–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
      <text:p text:style-name="P103"><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
      <text:p text:style-name="P10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8"/>
      <text:p text:style-name="P108"/>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text:soft-page-break/>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27">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pan text:style-name="T24">–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13">&lt;</text:span>упомянуть в эпизоде на Терре, что МЛП-сериал закрылся год назад<text:span text:style-name="T13">&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text:p text:style-name="P108"/>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3">&lt;</text:span><text:span text:style-name="T31">чёрт</text:span><text:span text:style-name="T13">&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oft-page-break/><text:span text:style-name="T13">–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13">–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8">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13">&lt;</text:span><text:span text:style-name="T26">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text:soft-page-break/></text:p>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8">&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8"/>
      <text:p text:style-name="P108">– Привет, Макс. – образ Селестии снова реял передо мной, как <text:span text:style-name="T13">&lt;</text:span><text:span text:style-name="T26">полгода</text:span><text:span text:style-name="T13">&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26"> - Ты морочила мне яйца, чтобы заинтересовать? Всё, как Свирл указал?</text:span></text:p>
      <text:p text:style-name="P10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5">Я покачал головой.</text:p>
      <text:p text:style-name="P108"><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8">– <text:s text:c="2"/>За благополучие Эквестрии я бы и не ТАК разопнулась.<text:span text:style-name="T13">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5459502195146213060" text:style-name="L8">
        <text:list-header>
          <text:p text:style-name="P181">(<text:span text:style-name="T33">Луна — как повелительница снов, слышала разговор Макса с Анакорном</text:span>)</text:p>
          <text:p text:style-name="P182"/>
        </text:list-header>
      </text:list>
      <text:p text:style-name="P135">***</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9">-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oft-page-break/><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3">–</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88" text:outline-level="2">Земля</text:h>
      <text:p text:style-name="P106">Музыкальная тема из бегущего по лезвию бритвы — <text:span text:style-name="T13">Mission impossible</text:span></text:p>
      <text:p text:style-name="P107">&lt;Ужас возвращения из тёплого волшебного мира друзей в холодную скучную реальность.&gt;</text:p>
      <text:p text:style-name="P10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103"/>
      <text:p text:style-name="P103"/>
      <text:p text:style-name="P10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3">&lt;</text:span><text:span text:style-name="T27">Живая лошадь — не кошка, ухаживать за ней сложнее</text:span><text:span text:style-name="T1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3">–</text:span> Держись! <text:span text:style-name="T1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3">&lt;</text:span><text:span text:style-name="T26">взгляд</text:span><text:span text:style-name="T1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3">—</text:span> выглядело по-дурацки, но тем-не-менее <text:span text:style-name="T13">—</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4T18:45:12.285000000</dc:date>
    <meta:editing-duration>P88DT23H10M12S</meta:editing-duration>
    <meta:editing-cycles>5250</meta:editing-cycles>
    <meta:generator>LibreOffice/5.1.0.3$Windows_x86 LibreOffice_project/5e3e00a007d9b3b6efb6797a8b8e57b51ab1f737</meta:generator>
    <meta:document-statistic meta:table-count="0" meta:image-count="0" meta:object-count="0" meta:page-count="178" meta:paragraph-count="3670" meta:word-count="81248" meta:character-count="538220" meta:non-whitespace-character-count="456794"/>
  </office:meta>
</office:document-meta>
</file>